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63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"/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ee7e5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9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9">
      <style:table-cell-properties fo:background-color="#ffffd7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9">
      <style:table-cell-properties fo:background-color="#b4c7dc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9">
      <style:table-cell-properties fo:background-color="#dee6e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9">
      <style:table-cell-properties fo:background-color="#b3cac7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9">
      <style:table-cell-properties fo:background-color="#dee7e5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fo:background-color="#dee6ef" style:text-align-source="fix" style:repeat-content="false" fo:border-left="0.74pt solid #000000" fo:border-right="none" fo:border-top="none"/>
      <style:paragraph-properties fo:text-align="center" fo:margin-left="0in"/>
    </style:style>
    <style:style style:name="ce19" style:family="table-cell" style:parent-style-name="Default" style:data-style-name="N2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dee6ef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2">
      <style:table-cell-properties fo:background-color="#dee7e5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4" style:family="table-cell" style:parent-style-name="Default" style:data-style-name="N2">
      <style:table-cell-properties fo:background-color="#ffffd7"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dee6ef" style:text-align-source="fix" style:repeat-content="false" fo:border="none"/>
      <style:paragraph-properties fo:text-align="center" fo:margin-left="0in"/>
    </style:style>
    <style:style style:name="ce26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/>
    <style:style style:name="ce33" style:family="table-cell" style:parent-style-name="Default" style:data-style-name="N2">
      <style:table-cell-properties fo:background-color="#fff5ce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0" style:family="table-cell" style:parent-style-name="Default" style:data-style-name="N2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ce31" style:family="table-cell" style:parent-style-name="Default" style:data-style-name="N2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in"/>
    </style:style>
    <style:style style:name="ce32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5543in" svg:y="0.2587in">
            <draw:object draw:notify-on-update-of-ranges="Sheet1.D5:Sheet1.D15 Sheet1.E4:Sheet1.E4 Sheet1.E5:Sheet1.E15 Sheet1.F4:Sheet1.F4 Sheet1.F5:Sheet1.F15 Sheet1.G4:Sheet1.G4 Sheet1.G5:Sheet1.G15 Sheet1.H4:Sheet1.H4 Sheet1.H5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69in" svg:x="6.3059in" svg:y="24.9689in">
            <draw:object draw:notify-on-update-of-ranges="Sheet1.H134:Sheet1.H138 Sheet1.I134:Sheet1.I1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4.7531in" svg:x="7.2079in" svg:y="29.2988in">
            <draw:object draw:notify-on-update-of-ranges="Sheet1.H133:Sheet1.H133 Sheet1.N163:Sheet1.N163 Sheet1.I134:Sheet1.I138 Sheet1.O163:Sheet1.O163 Sheet1.K134:Sheet1.K138 Sheet1.J134:Sheet1.J138 Sheet1.L134:Sheet1.L138 Sheet1.P163:Sheet1.P163 Sheet1.M134:Sheet1.M1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8"/>
        <table:table-column table:style-name="co6" table:default-cell-style-name="ce20"/>
        <table:table-column table:style-name="co1" table:default-cell-style-name="ce20"/>
        <table:table-column table:style-name="co1" table:number-columns-repeated="4" table:default-cell-style-name="ce28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Default" table:number-columns-repeated="10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Odległość</text:p>
          </table:table-cell>
          <table:table-cell table:style-name="ce1" office:value-type="string" calcext:value-type="string" table:number-columns-spanned="2" table:number-rows-spanned="1">
            <text:p>przeskok</text:p>
          </table:table-cell>
          <table:covered-table-cell table:style-name="Default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[cm]</text:p>
          </table:table-cell>
          <table:table-cell table:style-name="ce1" office:value-type="string" calcext:value-type="string">
            <text:p>na izolatorze</text:p>
          </table:table-cell>
          <table:table-cell table:style-name="ce1" office:value-type="string" calcext:value-type="string">
            <text:p>na elektrodach</text:p>
          </table:table-cell>
          <table:table-cell table:number-columns-repeated="2" table:style-name="Default" office:value-type="string" calcext:value-type="string">
            <text:p>.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9,5</text:p>
          </table:table-cell>
          <table:table-cell table:style-name="Default" table:number-columns-repeated="2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8,5</text:p>
          </table:table-cell>
          <table:table-cell table:style-name="Default" table:number-columns-repeated="2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7,5</text:p>
          </table:table-cell>
          <table:table-cell table:style-name="ce2" office:value-type="percentage" office:value="0.99" calcext:value-type="percentage">
            <text:p>99%</text:p>
          </table:table-cell>
          <table:table-cell table:style-name="ce2" office:value-type="percentage" office:value="0.01" calcext:value-type="percentage">
            <text:p>1%</text:p>
          </table:table-cell>
          <table:table-cell table:style-name="ce3" office:value-type="percentage" office:value="0.97" calcext:value-type="percentage">
            <text:p>97%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7,</text:p>
          </table:table-cell>
          <table:table-cell table:number-columns-repeated="2" table:style-name="ce2" office:value-type="percentage" office:value="0.5" calcext:value-type="percentage">
            <text:p>50%</text:p>
          </table:table-cell>
          <table:table-cell table:number-columns-repeated="2" table:style-name="ce3" office:value-type="percentage" office:value="0.5" calcext:value-type="percentage">
            <text:p>5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6,5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ce3" office:value-type="percentage" office:value="0.97" calcext:value-type="percentage">
            <text:p>97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2" table:number-columns-repeated="2"/>
          <table:table-cell table:style-name="Default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5,5</text:p>
          </table:table-cell>
          <table:table-cell table:style-name="ce2" table:number-columns-repeated="2"/>
          <table:table-cell table:style-name="Default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Default" table:number-columns-repeated="6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ce1"/>
          <table:table-cell table:style-name="Default" table:number-columns-repeated="10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2"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 table:style-name="Default" table:number-columns-repeated="8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eria</text:p>
          </table:table-cell>
          <table:table-cell table:style-name="ce1" office:value-type="string" calcext:value-type="string">
            <text:p>napięcie</text:p>
          </table:table-cell>
          <table:table-cell table:style-name="ce1" office:value-type="string" calcext:value-type="string">
            <text:p>czas przeskoków</text:p>
          </table:table-cell>
          <table:table-cell table:style-name="ce1" office:value-type="string" calcext:value-type="string">
            <text:p>srednia</text:p>
          </table:table-cell>
          <table:table-cell table:style-name="ce1" office:value-type="string" calcext:value-type="string">
            <text:p>czas sredni</text:p>
          </table:table-cell>
          <table:table-cell table:style-name="ce1" office:value-type="string" calcext:value-type="string">
            <text:p>V-blad</text:p>
          </table:table-cell>
          <table:table-cell table:style-name="ce1" office:value-type="string" calcext:value-type="string">
            <text:p>T-blad</text:p>
          </table:table-cell>
          <table:table-cell table:style-name="Default" office:value-type="string" calcext:value-type="string">
            <text:p>V blad^2</text:p>
          </table:table-cell>
          <table:table-cell table:style-name="Default" office:value-type="string" calcext:value-type="string">
            <text:p>T-blad^2</text:p>
          </table:table-cell>
          <table:table-cell table:style-name="ce1" office:value-type="string" calcext:value-type="string">
            <text:p>V s-kwadrat</text:p>
          </table:table-cell>
          <table:table-cell table:style-name="ce1" office:value-type="string" calcext:value-type="string">
            <text:p>T s-kwadra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[V]</text:p>
          </table:table-cell>
          <table:table-cell table:style-name="ce1" office:value-type="string" calcext:value-type="string">
            <text:p>[us]</text:p>
          </table:table-cell>
          <table:table-cell table:style-name="ce1" office:value-type="string" calcext:value-type="string">
            <text:p>[V]</text:p>
          </table:table-cell>
          <table:table-cell table:style-name="ce1" office:value-type="string" calcext:value-type="string">
            <text:p>[us]</text:p>
          </table:table-cell>
          <table:table-cell table:style-name="ce15" table:number-columns-repeated="2"/>
          <table:table-cell table:style-name="Default"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2 us</text:p>
          </table:table-cell>
          <table:table-cell office:value-type="float" office:value="317.9" calcext:value-type="float">
            <text:p>317.9</text:p>
          </table:table-cell>
          <table:table-cell office:value-type="float" office:value="2" calcext:value-type="float">
            <text:p>2</text:p>
          </table:table-cell>
          <table:table-cell table:style-name="ce7" table:formula="of:=AVERAGE([.E28:.E50])" office:value-type="float" office:value="317.913043478261" calcext:value-type="float">
            <text:p>317.9</text:p>
          </table:table-cell>
          <table:table-cell table:style-name="ce7" table:formula="of:=AVERAGE([.F28:.F50])" office:value-type="float" office:value="2.18695652173913" calcext:value-type="float">
            <text:p>2.2</text:p>
          </table:table-cell>
          <table:table-cell table:formula="of:=[.E28]-[.$G$28]" office:value-type="float" office:value="-0.0130434782608972" calcext:value-type="float">
            <text:p>-0.01</text:p>
          </table:table-cell>
          <table:table-cell table:formula="of:=[.F28]-[.$H$28]" office:value-type="float" office:value="-0.18695652173913" calcext:value-type="float">
            <text:p>-0.19</text:p>
          </table:table-cell>
          <table:table-cell table:formula="of:=[.I28]*[.I28]" office:value-type="float" office:value="0.000170132325142499" calcext:value-type="float">
            <text:p>0.00</text:p>
          </table:table-cell>
          <table:table-cell table:formula="of:=[.J28]*[.J28]" office:value-type="float" office:value="0.034952741020794" calcext:value-type="float">
            <text:p>0.03</text:p>
          </table:table-cell>
          <table:table-cell table:style-name="ce15" table:formula="of:=SUM([.K28:.K50])/22" office:value-type="float" office:value="5.83118577075098" calcext:value-type="float">
            <text:p>5.83</text:p>
          </table:table-cell>
          <table:table-cell table:style-name="ce15" table:formula="of:=SUM([.L28:.L50])/22" office:value-type="float" office:value="0.0193675889328063" calcext:value-type="float">
            <text:p>0.0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office:value-type="float" office:value="316" calcext:value-type="float">
            <text:p>316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29]-[.$G$28]" office:value-type="float" office:value="-1.91304347826087" calcext:value-type="float">
            <text:p>-1.91</text:p>
          </table:table-cell>
          <table:table-cell table:formula="of:=[.F29]-[.$H$28]" office:value-type="float" office:value="-0.0869565217391304" calcext:value-type="float">
            <text:p>-0.09</text:p>
          </table:table-cell>
          <table:table-cell table:formula="of:=[.I29]*[.I29]" office:value-type="float" office:value="3.65973534971647" calcext:value-type="float">
            <text:p>3.66</text:p>
          </table:table-cell>
          <table:table-cell table:formula="of:=[.J29]*[.J29]" office:value-type="float" office:value="0.00756143667296785" calcext:value-type="float">
            <text:p>0.0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office:value-type="float" office:value="317.6" calcext:value-type="float">
            <text:p>317.6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E30]-[.$G$28]" office:value-type="float" office:value="-0.313043478260852" calcext:value-type="float">
            <text:p>-0.31</text:p>
          </table:table-cell>
          <table:table-cell table:formula="of:=[.F30]-[.$H$28]" office:value-type="float" office:value="0.113043478260869" calcext:value-type="float">
            <text:p>0.11</text:p>
          </table:table-cell>
          <table:table-cell table:formula="of:=[.I30]*[.I30]" office:value-type="float" office:value="0.0979962192816524" calcext:value-type="float">
            <text:p>0.10</text:p>
          </table:table-cell>
          <table:table-cell table:formula="of:=[.J30]*[.J30]" office:value-type="float" office:value="0.0127788279773156" calcext:value-type="float">
            <text:p>0.01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20.7" calcext:value-type="float">
            <text:p>320.7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1]-[.$G$28]" office:value-type="float" office:value="2.78695652173911" calcext:value-type="float">
            <text:p>2.79</text:p>
          </table:table-cell>
          <table:table-cell table:formula="of:=[.F31]-[.$H$28]" office:value-type="float" office:value="-0.0869565217391304" calcext:value-type="float">
            <text:p>-0.09</text:p>
          </table:table-cell>
          <table:table-cell table:formula="of:=[.I31]*[.I31]" office:value-type="float" office:value="7.76712665406418" calcext:value-type="float">
            <text:p>7.77</text:p>
          </table:table-cell>
          <table:table-cell table:formula="of:=[.J31]*[.J31]" office:value-type="float" office:value="0.00756143667296785" calcext:value-type="float">
            <text:p>0.01</text:p>
          </table:table-cell>
          <table:table-cell table:style-name="ce33" table:formula="of:=[.M28]^0.5" office:value-type="float" office:value="2.41478482907918" calcext:value-type="float">
            <text:p>2.41</text:p>
          </table:table-cell>
          <table:table-cell table:style-name="ce33" table:formula="of:=[.N28]^0.5" office:value-type="float" office:value="0.13916748518532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18.2" calcext:value-type="float">
            <text:p>318.2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[.E32]-[.$G$28]" office:value-type="float" office:value="0.286956521739114" calcext:value-type="float">
            <text:p>0.29</text:p>
          </table:table-cell>
          <table:table-cell table:formula="of:=[.F32]-[.$H$28]" office:value-type="float" office:value="0.31304347826087" calcext:value-type="float">
            <text:p>0.31</text:p>
          </table:table-cell>
          <table:table-cell table:formula="of:=[.I32]*[.I32]" office:value-type="float" office:value="0.0823440453686107" calcext:value-type="float">
            <text:p>0.08</text:p>
          </table:table-cell>
          <table:table-cell table:formula="of:=[.J32]*[.J32]" office:value-type="float" office:value="0.0979962192816635" calcext:value-type="float">
            <text:p>0.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.3" calcext:value-type="float">
            <text:p>319.3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3]-[.$G$28]" office:value-type="float" office:value="1.38695652173914" calcext:value-type="float">
            <text:p>1.39</text:p>
          </table:table-cell>
          <table:table-cell table:formula="of:=[.F33]-[.$H$28]" office:value-type="float" office:value="-0.0869565217391304" calcext:value-type="float">
            <text:p>-0.09</text:p>
          </table:table-cell>
          <table:table-cell table:formula="of:=[.I33]*[.I33]" office:value-type="float" office:value="1.92364839319472" calcext:value-type="float">
            <text:p>1.92</text:p>
          </table:table-cell>
          <table:table-cell table:formula="of:=[.J33]*[.J33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.3" calcext:value-type="float">
            <text:p>319.3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4]-[.$G$28]" office:value-type="float" office:value="1.38695652173914" calcext:value-type="float">
            <text:p>1.39</text:p>
          </table:table-cell>
          <table:table-cell table:formula="of:=[.F34]-[.$H$28]" office:value-type="float" office:value="-0.0869565217391304" calcext:value-type="float">
            <text:p>-0.09</text:p>
          </table:table-cell>
          <table:table-cell table:formula="of:=[.I34]*[.I34]" office:value-type="float" office:value="1.92364839319472" calcext:value-type="float">
            <text:p>1.92</text:p>
          </table:table-cell>
          <table:table-cell table:formula="of:=[.J34]*[.J34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.9" calcext:value-type="float">
            <text:p>319.9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5]-[.$G$28]" office:value-type="float" office:value="1.9869565217391" calcext:value-type="float">
            <text:p>1.99</text:p>
          </table:table-cell>
          <table:table-cell table:formula="of:=[.F35]-[.$H$28]" office:value-type="float" office:value="-0.0869565217391304" calcext:value-type="float">
            <text:p>-0.09</text:p>
          </table:table-cell>
          <table:table-cell table:formula="of:=[.I35]*[.I35]" office:value-type="float" office:value="3.94799621928155" calcext:value-type="float">
            <text:p>3.95</text:p>
          </table:table-cell>
          <table:table-cell table:formula="of:=[.J35]*[.J35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36]-[.$G$28]" office:value-type="float" office:value="2.08695652173913" calcext:value-type="float">
            <text:p>2.09</text:p>
          </table:table-cell>
          <table:table-cell table:formula="of:=[.F36]-[.$H$28]" office:value-type="float" office:value="-0.18695652173913" calcext:value-type="float">
            <text:p>-0.19</text:p>
          </table:table-cell>
          <table:table-cell table:formula="of:=[.I36]*[.I36]" office:value-type="float" office:value="4.35538752362947" calcext:value-type="float">
            <text:p>4.36</text:p>
          </table:table-cell>
          <table:table-cell table:formula="of:=[.J36]*[.J36]" office:value-type="float" office:value="0.034952741020794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.7" calcext:value-type="float">
            <text:p>319.7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37]-[.$G$28]" office:value-type="float" office:value="1.78695652173911" calcext:value-type="float">
            <text:p>1.79</text:p>
          </table:table-cell>
          <table:table-cell table:formula="of:=[.F37]-[.$H$28]" office:value-type="float" office:value="-0.0869565217391304" calcext:value-type="float">
            <text:p>-0.09</text:p>
          </table:table-cell>
          <table:table-cell table:formula="of:=[.I37]*[.I37]" office:value-type="float" office:value="3.19321361058595" calcext:value-type="float">
            <text:p>3.19</text:p>
          </table:table-cell>
          <table:table-cell table:formula="of:=[.J37]*[.J37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7.3" calcext:value-type="float">
            <text:p>317.3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E38]-[.$G$28]" office:value-type="float" office:value="-0.613043478260863" calcext:value-type="float">
            <text:p>-0.61</text:p>
          </table:table-cell>
          <table:table-cell table:formula="of:=[.F38]-[.$H$28]" office:value-type="float" office:value="0.0130434782608697" calcext:value-type="float">
            <text:p>0.01</text:p>
          </table:table-cell>
          <table:table-cell table:formula="of:=[.I38]*[.I38]" office:value-type="float" office:value="0.375822306238177" calcext:value-type="float">
            <text:p>0.38</text:p>
          </table:table-cell>
          <table:table-cell table:formula="of:=[.J38]*[.J38]" office:value-type="float" office:value="0.00017013232514178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.7" calcext:value-type="float">
            <text:p>316.7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E39]-[.$G$28]" office:value-type="float" office:value="-1.21304347826089" calcext:value-type="float">
            <text:p>-1.21</text:p>
          </table:table-cell>
          <table:table-cell table:formula="of:=[.F39]-[.$H$28]" office:value-type="float" office:value="0.213043478260869" calcext:value-type="float">
            <text:p>0.21</text:p>
          </table:table-cell>
          <table:table-cell table:formula="of:=[.I39]*[.I39]" office:value-type="float" office:value="1.47147448015127" calcext:value-type="float">
            <text:p>1.47</text:p>
          </table:table-cell>
          <table:table-cell table:formula="of:=[.J39]*[.J39]" office:value-type="float" office:value="0.0453875236294896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7.6" calcext:value-type="float">
            <text:p>317.6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0]-[.$G$28]" office:value-type="float" office:value="-0.313043478260852" calcext:value-type="float">
            <text:p>-0.31</text:p>
          </table:table-cell>
          <table:table-cell table:formula="of:=[.F40]-[.$H$28]" office:value-type="float" office:value="-0.0869565217391304" calcext:value-type="float">
            <text:p>-0.09</text:p>
          </table:table-cell>
          <table:table-cell table:formula="of:=[.I40]*[.I40]" office:value-type="float" office:value="0.0979962192816524" calcext:value-type="float">
            <text:p>0.10</text:p>
          </table:table-cell>
          <table:table-cell table:formula="of:=[.J40]*[.J40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.4" calcext:value-type="float">
            <text:p>320.4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1]-[.$G$28]" office:value-type="float" office:value="2.4869565217391" calcext:value-type="float">
            <text:p>2.49</text:p>
          </table:table-cell>
          <table:table-cell table:formula="of:=[.F41]-[.$H$28]" office:value-type="float" office:value="-0.0869565217391304" calcext:value-type="float">
            <text:p>-0.09</text:p>
          </table:table-cell>
          <table:table-cell table:formula="of:=[.I41]*[.I41]" office:value-type="float" office:value="6.18495274102066" calcext:value-type="float">
            <text:p>6.18</text:p>
          </table:table-cell>
          <table:table-cell table:formula="of:=[.J41]*[.J41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8.2" calcext:value-type="float">
            <text:p>318.2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E42]-[.$G$28]" office:value-type="float" office:value="0.286956521739114" calcext:value-type="float">
            <text:p>0.29</text:p>
          </table:table-cell>
          <table:table-cell table:formula="of:=[.F42]-[.$H$28]" office:value-type="float" office:value="0.0130434782608697" calcext:value-type="float">
            <text:p>0.01</text:p>
          </table:table-cell>
          <table:table-cell table:formula="of:=[.I42]*[.I42]" office:value-type="float" office:value="0.0823440453686107" calcext:value-type="float">
            <text:p>0.08</text:p>
          </table:table-cell>
          <table:table-cell table:formula="of:=[.J42]*[.J42]" office:value-type="float" office:value="0.00017013232514178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3]-[.$G$28]" office:value-type="float" office:value="2.08695652173913" calcext:value-type="float">
            <text:p>2.09</text:p>
          </table:table-cell>
          <table:table-cell table:formula="of:=[.F43]-[.$H$28]" office:value-type="float" office:value="-0.0869565217391304" calcext:value-type="float">
            <text:p>-0.09</text:p>
          </table:table-cell>
          <table:table-cell table:formula="of:=[.I43]*[.I43]" office:value-type="float" office:value="4.35538752362947" calcext:value-type="float">
            <text:p>4.36</text:p>
          </table:table-cell>
          <table:table-cell table:formula="of:=[.J43]*[.J43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.2" calcext:value-type="float">
            <text:p>316.2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E44]-[.$G$28]" office:value-type="float" office:value="-1.71304347826089" calcext:value-type="float">
            <text:p>-1.71</text:p>
          </table:table-cell>
          <table:table-cell table:formula="of:=[.F44]-[.$H$28]" office:value-type="float" office:value="0.113043478260869" calcext:value-type="float">
            <text:p>0.11</text:p>
          </table:table-cell>
          <table:table-cell table:formula="of:=[.I44]*[.I44]" office:value-type="float" office:value="2.93451795841215" calcext:value-type="float">
            <text:p>2.93</text:p>
          </table:table-cell>
          <table:table-cell table:formula="of:=[.J44]*[.J44]" office:value-type="float" office:value="0.0127788279773156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6.4" calcext:value-type="float">
            <text:p>316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E45]-[.$G$28]" office:value-type="float" office:value="-1.5130434782609" calcext:value-type="float">
            <text:p>-1.51</text:p>
          </table:table-cell>
          <table:table-cell table:formula="of:=[.F45]-[.$H$28]" office:value-type="float" office:value="0.0130434782608697" calcext:value-type="float">
            <text:p>0.01</text:p>
          </table:table-cell>
          <table:table-cell table:formula="of:=[.I45]*[.I45]" office:value-type="float" office:value="2.28930056710783" calcext:value-type="float">
            <text:p>2.29</text:p>
          </table:table-cell>
          <table:table-cell table:formula="of:=[.J45]*[.J45]" office:value-type="float" office:value="0.000170132325141781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E46]-[.$G$28]" office:value-type="float" office:value="0.0869565217391255" calcext:value-type="float">
            <text:p>0.09</text:p>
          </table:table-cell>
          <table:table-cell table:formula="of:=[.F46]-[.$H$28]" office:value-type="float" office:value="0.113043478260869" calcext:value-type="float">
            <text:p>0.11</text:p>
          </table:table-cell>
          <table:table-cell table:formula="of:=[.I46]*[.I46]" office:value-type="float" office:value="0.007561436672967" calcext:value-type="float">
            <text:p>0.01</text:p>
          </table:table-cell>
          <table:table-cell table:formula="of:=[.J46]*[.J46]" office:value-type="float" office:value="0.0127788279773156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.5" calcext:value-type="float">
            <text:p>319.5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7]-[.$G$28]" office:value-type="float" office:value="1.58695652173913" calcext:value-type="float">
            <text:p>1.59</text:p>
          </table:table-cell>
          <table:table-cell table:formula="of:=[.F47]-[.$H$28]" office:value-type="float" office:value="-0.0869565217391304" calcext:value-type="float">
            <text:p>-0.09</text:p>
          </table:table-cell>
          <table:table-cell table:formula="of:=[.I47]*[.I47]" office:value-type="float" office:value="2.51843100189034" calcext:value-type="float">
            <text:p>2.52</text:p>
          </table:table-cell>
          <table:table-cell table:formula="of:=[.J47]*[.J47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9.1" calcext:value-type="float">
            <text:p>319.1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E48]-[.$G$28]" office:value-type="float" office:value="1.18695652173915" calcext:value-type="float">
            <text:p>1.19</text:p>
          </table:table-cell>
          <table:table-cell table:formula="of:=[.F48]-[.$H$28]" office:value-type="float" office:value="-0.0869565217391304" calcext:value-type="float">
            <text:p>-0.09</text:p>
          </table:table-cell>
          <table:table-cell table:formula="of:=[.I48]*[.I48]" office:value-type="float" office:value="1.4088657844991" calcext:value-type="float">
            <text:p>1.41</text:p>
          </table:table-cell>
          <table:table-cell table:formula="of:=[.J48]*[.J48]" office:value-type="float" office:value="0.00756143667296785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14.2" calcext:value-type="float">
            <text:p>314.2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E49]-[.$G$28]" office:value-type="float" office:value="-3.71304347826089" calcext:value-type="float">
            <text:p>-3.71</text:p>
          </table:table-cell>
          <table:table-cell table:formula="of:=[.F49]-[.$H$28]" office:value-type="float" office:value="0.213043478260869" calcext:value-type="float">
            <text:p>0.21</text:p>
          </table:table-cell>
          <table:table-cell table:formula="of:=[.I49]*[.I49]" office:value-type="float" office:value="13.7866918714557" calcext:value-type="float">
            <text:p>13.79</text:p>
          </table:table-cell>
          <table:table-cell table:formula="of:=[.J49]*[.J49]" office:value-type="float" office:value="0.0453875236294896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09.8" calcext:value-type="float">
            <text:p>309.8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E50]-[.$G$28]" office:value-type="float" office:value="-8.11304347826086" calcext:value-type="float">
            <text:p>-8.11</text:p>
          </table:table-cell>
          <table:table-cell table:formula="of:=[.F50]-[.$H$28]" office:value-type="float" office:value="0.213043478260869" calcext:value-type="float">
            <text:p>0.21</text:p>
          </table:table-cell>
          <table:table-cell table:formula="of:=[.I50]*[.I50]" office:value-type="float" office:value="65.8214744801511" calcext:value-type="float">
            <text:p>65.82</text:p>
          </table:table-cell>
          <table:table-cell table:formula="of:=[.J50]*[.J50]" office:value-type="float" office:value="0.0453875236294896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9" table:number-columns-repeated="2"/>
          <table:table-cell table:style-name="ce15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4us</text:p>
          </table:table-cell>
          <table:table-cell table:style-name="ce5" office:value-type="float" office:value="286.3" calcext:value-type="float">
            <text:p>286.3</text:p>
          </table:table-cell>
          <table:table-cell table:style-name="ce5" office:value-type="float" office:value="4.1" calcext:value-type="float">
            <text:p>4.1</text:p>
          </table:table-cell>
          <table:table-cell table:style-name="ce10" table:formula="of:=AVERAGE([.E52:.E76])" office:value-type="float" office:value="284.18" calcext:value-type="float">
            <text:p>284.2</text:p>
          </table:table-cell>
          <table:table-cell table:style-name="ce10" table:formula="of:=AVERAGE([.F52:.F76])" office:value-type="float" office:value="4.264" calcext:value-type="float">
            <text:p>4.3</text:p>
          </table:table-cell>
          <table:table-cell table:style-name="ce21" table:formula="of:=[.E52]-[.$G$52]" office:value-type="float" office:value="2.12" calcext:value-type="float">
            <text:p>2.12</text:p>
          </table:table-cell>
          <table:table-cell table:style-name="ce21" table:formula="of:=[.F52]-[.$H$52]" office:value-type="float" office:value="-0.164" calcext:value-type="float">
            <text:p>-0.16</text:p>
          </table:table-cell>
          <table:table-cell table:formula="of:=[.I52]*[.I52]" office:value-type="float" office:value="4.49440000000002" calcext:value-type="float">
            <text:p>4.49</text:p>
          </table:table-cell>
          <table:table-cell table:formula="of:=[.J52]*[.J52]" office:value-type="float" office:value="0.0268959999999999" calcext:value-type="float">
            <text:p>0.03</text:p>
          </table:table-cell>
          <table:table-cell table:style-name="ce15" table:formula="of:=SUM([.K52:.K76])/24" office:value-type="float" office:value="2.81083333333333" calcext:value-type="float">
            <text:p>2.81</text:p>
          </table:table-cell>
          <table:table-cell table:style-name="ce15" table:formula="of:=SUM([.L52:.L76])/24" office:value-type="float" office:value="0.0374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5" calcext:value-type="float">
            <text:p>285.5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53]-[.$G$52]" office:value-type="float" office:value="1.31999999999999" calcext:value-type="float">
            <text:p>1.32</text:p>
          </table:table-cell>
          <table:table-cell table:style-name="ce21" table:formula="of:=[.F53]-[.$H$52]" office:value-type="float" office:value="0.136000000000001" calcext:value-type="float">
            <text:p>0.14</text:p>
          </table:table-cell>
          <table:table-cell table:formula="of:=[.I53]*[.I53]" office:value-type="float" office:value="1.74239999999998" calcext:value-type="float">
            <text:p>1.74</text:p>
          </table:table-cell>
          <table:table-cell table:formula="of:=[.J53]*[.J53]" office:value-type="float" office:value="0.0184960000000003" calcext:value-type="float">
            <text:p>0.02</text:p>
          </table:table-cell>
          <table:table-cell table:number-columns-repeated="2" table:style-name="ce15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5" calcext:value-type="float">
            <text:p>283.5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54]-[.$G$52]" office:value-type="float" office:value="-0.680000000000007" calcext:value-type="float">
            <text:p>-0.68</text:p>
          </table:table-cell>
          <table:table-cell table:style-name="ce21" table:formula="of:=[.F54]-[.$H$52]" office:value-type="float" office:value="0.136000000000001" calcext:value-type="float">
            <text:p>0.14</text:p>
          </table:table-cell>
          <table:table-cell table:formula="of:=[.I54]*[.I54]" office:value-type="float" office:value="0.462400000000009" calcext:value-type="float">
            <text:p>0.46</text:p>
          </table:table-cell>
          <table:table-cell table:formula="of:=[.J54]*[.J54]" office:value-type="float" office:value="0.0184960000000003" calcext:value-type="float">
            <text:p>0.02</text:p>
          </table:table-cell>
          <table:table-cell table:style-name="ce21" table:formula="of:=[.M52]^0.5" office:value-type="float" office:value="1.67655400549262" calcext:value-type="float">
            <text:p>1.68</text:p>
          </table:table-cell>
          <table:table-cell table:style-name="ce21" table:formula="of:=[.N52]^0.5" office:value-type="float" office:value="0.193390796058137" calcext:value-type="float">
            <text:p>0.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1.9" calcext:value-type="float">
            <text:p>281.9</text:p>
          </table:table-cell>
          <table:table-cell table:style-name="ce5" office:value-type="float" office:value="4.5" calcext:value-type="float">
            <text:p>4.5</text:p>
          </table:table-cell>
          <table:table-cell table:style-name="ce11" table:number-columns-repeated="2"/>
          <table:table-cell table:style-name="ce21" table:formula="of:=[.E55]-[.$G$52]" office:value-type="float" office:value="-2.28000000000003" calcext:value-type="float">
            <text:p>-2.28</text:p>
          </table:table-cell>
          <table:table-cell table:style-name="ce21" table:formula="of:=[.F55]-[.$H$52]" office:value-type="float" office:value="0.236000000000001" calcext:value-type="float">
            <text:p>0.24</text:p>
          </table:table-cell>
          <table:table-cell table:formula="of:=[.I55]*[.I55]" office:value-type="float" office:value="5.19840000000013" calcext:value-type="float">
            <text:p>5.20</text:p>
          </table:table-cell>
          <table:table-cell table:formula="of:=[.J55]*[.J55]" office:value-type="float" office:value="0.0556960000000003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5" calcext:value-type="float">
            <text:p>285.5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56]-[.$G$52]" office:value-type="float" office:value="1.31999999999999" calcext:value-type="float">
            <text:p>1.32</text:p>
          </table:table-cell>
          <table:table-cell table:style-name="ce21" table:formula="of:=[.F56]-[.$H$52]" office:value-type="float" office:value="-0.263999999999999" calcext:value-type="float">
            <text:p>-0.26</text:p>
          </table:table-cell>
          <table:table-cell table:formula="of:=[.I56]*[.I56]" office:value-type="float" office:value="1.74239999999998" calcext:value-type="float">
            <text:p>1.74</text:p>
          </table:table-cell>
          <table:table-cell table:formula="of:=[.J56]*[.J56]" office:value-type="float" office:value="0.069695999999999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6" calcext:value-type="float">
            <text:p>283.6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57]-[.$G$52]" office:value-type="float" office:value="-0.579999999999984" calcext:value-type="float">
            <text:p>-0.58</text:p>
          </table:table-cell>
          <table:table-cell table:style-name="ce21" table:formula="of:=[.F57]-[.$H$52]" office:value-type="float" office:value="0.136000000000001" calcext:value-type="float">
            <text:p>0.14</text:p>
          </table:table-cell>
          <table:table-cell table:formula="of:=[.I57]*[.I57]" office:value-type="float" office:value="0.336399999999982" calcext:value-type="float">
            <text:p>0.34</text:p>
          </table:table-cell>
          <table:table-cell table:formula="of:=[.J57]*[.J57]" office:value-type="float" office:value="0.0184960000000003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7" calcext:value-type="float">
            <text:p>283.7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58]-[.$G$52]" office:value-type="float" office:value="-0.480000000000018" calcext:value-type="float">
            <text:p>-0.48</text:p>
          </table:table-cell>
          <table:table-cell table:style-name="ce21" table:formula="of:=[.F58]-[.$H$52]" office:value-type="float" office:value="0.0360000000000005" calcext:value-type="float">
            <text:p>0.04</text:p>
          </table:table-cell>
          <table:table-cell table:formula="of:=[.I58]*[.I58]" office:value-type="float" office:value="0.230400000000017" calcext:value-type="float">
            <text:p>0.23</text:p>
          </table:table-cell>
          <table:table-cell table:formula="of:=[.J58]*[.J58]" office:value-type="float" office:value="0.00129600000000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59]-[.$G$52]" office:value-type="float" office:value="1.81999999999999" calcext:value-type="float">
            <text:p>1.82</text:p>
          </table:table-cell>
          <table:table-cell table:style-name="ce21" table:formula="of:=[.F59]-[.$H$52]" office:value-type="float" office:value="-0.263999999999999" calcext:value-type="float">
            <text:p>-0.26</text:p>
          </table:table-cell>
          <table:table-cell table:formula="of:=[.I59]*[.I59]" office:value-type="float" office:value="3.31239999999998" calcext:value-type="float">
            <text:p>3.31</text:p>
          </table:table-cell>
          <table:table-cell table:formula="of:=[.J59]*[.J59]" office:value-type="float" office:value="0.069695999999999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.1" calcext:value-type="float">
            <text:p>284.1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0]-[.$G$52]" office:value-type="float" office:value="-0.0799999999999841" calcext:value-type="float">
            <text:p>-0.08</text:p>
          </table:table-cell>
          <table:table-cell table:style-name="ce21" table:formula="of:=[.F60]-[.$H$52]" office:value-type="float" office:value="0.0360000000000005" calcext:value-type="float">
            <text:p>0.04</text:p>
          </table:table-cell>
          <table:table-cell table:formula="of:=[.I60]*[.I60]" office:value-type="float" office:value="0.00639999999999745" calcext:value-type="float">
            <text:p>0.01</text:p>
          </table:table-cell>
          <table:table-cell table:formula="of:=[.J60]*[.J60]" office:value-type="float" office:value="0.00129600000000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9" calcext:value-type="float">
            <text:p>285.9</text:p>
          </table:table-cell>
          <table:table-cell table:style-name="ce5" office:value-type="float" office:value="4.1" calcext:value-type="float">
            <text:p>4.1</text:p>
          </table:table-cell>
          <table:table-cell table:style-name="ce11" table:number-columns-repeated="2"/>
          <table:table-cell table:style-name="ce21" table:formula="of:=[.E61]-[.$G$52]" office:value-type="float" office:value="1.71999999999997" calcext:value-type="float">
            <text:p>1.72</text:p>
          </table:table-cell>
          <table:table-cell table:style-name="ce21" table:formula="of:=[.F61]-[.$H$52]" office:value-type="float" office:value="-0.164" calcext:value-type="float">
            <text:p>-0.16</text:p>
          </table:table-cell>
          <table:table-cell table:formula="of:=[.I61]*[.I61]" office:value-type="float" office:value="2.9583999999999" calcext:value-type="float">
            <text:p>2.96</text:p>
          </table:table-cell>
          <table:table-cell table:formula="of:=[.J61]*[.J61]" office:value-type="float" office:value="0.0268959999999999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62]-[.$G$52]" office:value-type="float" office:value="-3.18000000000001" calcext:value-type="float">
            <text:p>-3.18</text:p>
          </table:table-cell>
          <table:table-cell table:style-name="ce21" table:formula="of:=[.F62]-[.$H$52]" office:value-type="float" office:value="-0.263999999999999" calcext:value-type="float">
            <text:p>-0.26</text:p>
          </table:table-cell>
          <table:table-cell table:formula="of:=[.I62]*[.I62]" office:value-type="float" office:value="10.1124" calcext:value-type="float">
            <text:p>10.11</text:p>
          </table:table-cell>
          <table:table-cell table:formula="of:=[.J62]*[.J62]" office:value-type="float" office:value="0.069695999999999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.4" calcext:value-type="float">
            <text:p>284.4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3]-[.$G$52]" office:value-type="float" office:value="0.21999999999997" calcext:value-type="float">
            <text:p>0.22</text:p>
          </table:table-cell>
          <table:table-cell table:style-name="ce21" table:formula="of:=[.F63]-[.$H$52]" office:value-type="float" office:value="0.0360000000000005" calcext:value-type="float">
            <text:p>0.04</text:p>
          </table:table-cell>
          <table:table-cell table:formula="of:=[.I63]*[.I63]" office:value-type="float" office:value="0.048399999999987" calcext:value-type="float">
            <text:p>0.05</text:p>
          </table:table-cell>
          <table:table-cell table:formula="of:=[.J63]*[.J63]" office:value-type="float" office:value="0.00129600000000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2" calcext:value-type="float">
            <text:p>283.2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64]-[.$G$52]" office:value-type="float" office:value="-0.980000000000018" calcext:value-type="float">
            <text:p>-0.98</text:p>
          </table:table-cell>
          <table:table-cell table:style-name="ce21" table:formula="of:=[.F64]-[.$H$52]" office:value-type="float" office:value="0.136000000000001" calcext:value-type="float">
            <text:p>0.14</text:p>
          </table:table-cell>
          <table:table-cell table:formula="of:=[.I64]*[.I64]" office:value-type="float" office:value="0.960400000000036" calcext:value-type="float">
            <text:p>0.96</text:p>
          </table:table-cell>
          <table:table-cell table:formula="of:=[.J64]*[.J64]" office:value-type="float" office:value="0.0184960000000003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65]-[.$G$52]" office:value-type="float" office:value="-0.180000000000007" calcext:value-type="float">
            <text:p>-0.18</text:p>
          </table:table-cell>
          <table:table-cell table:style-name="ce21" table:formula="of:=[.F65]-[.$H$52]" office:value-type="float" office:value="0.136000000000001" calcext:value-type="float">
            <text:p>0.14</text:p>
          </table:table-cell>
          <table:table-cell table:formula="of:=[.I65]*[.I65]" office:value-type="float" office:value="0.0324000000000025" calcext:value-type="float">
            <text:p>0.03</text:p>
          </table:table-cell>
          <table:table-cell table:formula="of:=[.J65]*[.J65]" office:value-type="float" office:value="0.0184960000000003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6.3" calcext:value-type="float">
            <text:p>286.3</text:p>
          </table:table-cell>
          <table:table-cell table:style-name="ce5" office:value-type="float" office:value="4.1" calcext:value-type="float">
            <text:p>4.1</text:p>
          </table:table-cell>
          <table:table-cell table:style-name="ce11" table:number-columns-repeated="2"/>
          <table:table-cell table:style-name="ce21" table:formula="of:=[.E66]-[.$G$52]" office:value-type="float" office:value="2.12" calcext:value-type="float">
            <text:p>2.12</text:p>
          </table:table-cell>
          <table:table-cell table:style-name="ce21" table:formula="of:=[.F66]-[.$H$52]" office:value-type="float" office:value="-0.164" calcext:value-type="float">
            <text:p>-0.16</text:p>
          </table:table-cell>
          <table:table-cell table:formula="of:=[.I66]*[.I66]" office:value-type="float" office:value="4.49440000000002" calcext:value-type="float">
            <text:p>4.49</text:p>
          </table:table-cell>
          <table:table-cell table:formula="of:=[.J66]*[.J66]" office:value-type="float" office:value="0.0268959999999999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2.6" calcext:value-type="float">
            <text:p>282.6</text:p>
          </table:table-cell>
          <table:table-cell table:style-name="ce5" office:value-type="float" office:value="4.6" calcext:value-type="float">
            <text:p>4.6</text:p>
          </table:table-cell>
          <table:table-cell table:style-name="ce11" table:number-columns-repeated="2"/>
          <table:table-cell table:style-name="ce21" table:formula="of:=[.E67]-[.$G$52]" office:value-type="float" office:value="-1.57999999999998" calcext:value-type="float">
            <text:p>-1.58</text:p>
          </table:table-cell>
          <table:table-cell table:style-name="ce21" table:formula="of:=[.F67]-[.$H$52]" office:value-type="float" office:value="0.336" calcext:value-type="float">
            <text:p>0.34</text:p>
          </table:table-cell>
          <table:table-cell table:formula="of:=[.I67]*[.I67]" office:value-type="float" office:value="2.49639999999995" calcext:value-type="float">
            <text:p>2.50</text:p>
          </table:table-cell>
          <table:table-cell table:formula="of:=[.J67]*[.J67]" office:value-type="float" office:value="0.112896" calcext:value-type="float">
            <text:p>0.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4.1" calcext:value-type="float">
            <text:p>284.1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8]-[.$G$52]" office:value-type="float" office:value="-0.0799999999999841" calcext:value-type="float">
            <text:p>-0.08</text:p>
          </table:table-cell>
          <table:table-cell table:style-name="ce21" table:formula="of:=[.F68]-[.$H$52]" office:value-type="float" office:value="0.0360000000000005" calcext:value-type="float">
            <text:p>0.04</text:p>
          </table:table-cell>
          <table:table-cell table:formula="of:=[.I68]*[.I68]" office:value-type="float" office:value="0.00639999999999745" calcext:value-type="float">
            <text:p>0.01</text:p>
          </table:table-cell>
          <table:table-cell table:formula="of:=[.J68]*[.J68]" office:value-type="float" office:value="0.00129600000000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1" calcext:value-type="float">
            <text:p>283.1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69]-[.$G$52]" office:value-type="float" office:value="-1.07999999999998" calcext:value-type="float">
            <text:p>-1.08</text:p>
          </table:table-cell>
          <table:table-cell table:style-name="ce21" table:formula="of:=[.F69]-[.$H$52]" office:value-type="float" office:value="0.0360000000000005" calcext:value-type="float">
            <text:p>0.04</text:p>
          </table:table-cell>
          <table:table-cell table:formula="of:=[.I69]*[.I69]" office:value-type="float" office:value="1.16639999999997" calcext:value-type="float">
            <text:p>1.17</text:p>
          </table:table-cell>
          <table:table-cell table:formula="of:=[.J69]*[.J69]" office:value-type="float" office:value="0.00129600000000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6.5" calcext:value-type="float">
            <text:p>286.5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70]-[.$G$52]" office:value-type="float" office:value="2.31999999999999" calcext:value-type="float">
            <text:p>2.32</text:p>
          </table:table-cell>
          <table:table-cell table:style-name="ce21" table:formula="of:=[.F70]-[.$H$52]" office:value-type="float" office:value="-0.263999999999999" calcext:value-type="float">
            <text:p>-0.26</text:p>
          </table:table-cell>
          <table:table-cell table:formula="of:=[.I70]*[.I70]" office:value-type="float" office:value="5.38239999999997" calcext:value-type="float">
            <text:p>5.38</text:p>
          </table:table-cell>
          <table:table-cell table:formula="of:=[.J70]*[.J70]" office:value-type="float" office:value="0.069695999999999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5" calcext:value-type="float">
            <text:p>283.5</text:p>
          </table:table-cell>
          <table:table-cell table:style-name="ce5" office:value-type="float" office:value="4.3" calcext:value-type="float">
            <text:p>4.3</text:p>
          </table:table-cell>
          <table:table-cell table:style-name="ce11" table:number-columns-repeated="2"/>
          <table:table-cell table:style-name="ce21" table:formula="of:=[.E71]-[.$G$52]" office:value-type="float" office:value="-0.680000000000007" calcext:value-type="float">
            <text:p>-0.68</text:p>
          </table:table-cell>
          <table:table-cell table:style-name="ce21" table:formula="of:=[.F71]-[.$H$52]" office:value-type="float" office:value="0.0360000000000005" calcext:value-type="float">
            <text:p>0.04</text:p>
          </table:table-cell>
          <table:table-cell table:formula="of:=[.I71]*[.I71]" office:value-type="float" office:value="0.462400000000009" calcext:value-type="float">
            <text:p>0.46</text:p>
          </table:table-cell>
          <table:table-cell table:formula="of:=[.J71]*[.J71]" office:value-type="float" office:value="0.00129600000000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72]-[.$G$52]" office:value-type="float" office:value="2.81999999999999" calcext:value-type="float">
            <text:p>2.82</text:p>
          </table:table-cell>
          <table:table-cell table:style-name="ce21" table:formula="of:=[.F72]-[.$H$52]" office:value-type="float" office:value="-0.263999999999999" calcext:value-type="float">
            <text:p>-0.26</text:p>
          </table:table-cell>
          <table:table-cell table:formula="of:=[.I72]*[.I72]" office:value-type="float" office:value="7.95239999999996" calcext:value-type="float">
            <text:p>7.95</text:p>
          </table:table-cell>
          <table:table-cell table:formula="of:=[.J72]*[.J72]" office:value-type="float" office:value="0.069695999999999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5.6" calcext:value-type="float">
            <text:p>285.6</text:p>
          </table:table-cell>
          <table:table-cell table:style-name="ce5" office:value-type="float" office:value="4" calcext:value-type="float">
            <text:p>4</text:p>
          </table:table-cell>
          <table:table-cell table:style-name="ce11" table:number-columns-repeated="2"/>
          <table:table-cell table:style-name="ce21" table:formula="of:=[.E73]-[.$G$52]" office:value-type="float" office:value="1.42000000000002" calcext:value-type="float">
            <text:p>1.42</text:p>
          </table:table-cell>
          <table:table-cell table:style-name="ce21" table:formula="of:=[.F73]-[.$H$52]" office:value-type="float" office:value="-0.263999999999999" calcext:value-type="float">
            <text:p>-0.26</text:p>
          </table:table-cell>
          <table:table-cell table:formula="of:=[.I73]*[.I73]" office:value-type="float" office:value="2.01640000000005" calcext:value-type="float">
            <text:p>2.02</text:p>
          </table:table-cell>
          <table:table-cell table:formula="of:=[.J73]*[.J73]" office:value-type="float" office:value="0.069695999999999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1.5" calcext:value-type="float">
            <text:p>281.5</text:p>
          </table:table-cell>
          <table:table-cell table:style-name="ce5" office:value-type="float" office:value="4.5" calcext:value-type="float">
            <text:p>4.5</text:p>
          </table:table-cell>
          <table:table-cell table:style-name="ce11" table:number-columns-repeated="2"/>
          <table:table-cell table:style-name="ce21" table:formula="of:=[.E74]-[.$G$52]" office:value-type="float" office:value="-2.68000000000001" calcext:value-type="float">
            <text:p>-2.68</text:p>
          </table:table-cell>
          <table:table-cell table:style-name="ce21" table:formula="of:=[.F74]-[.$H$52]" office:value-type="float" office:value="0.236000000000001" calcext:value-type="float">
            <text:p>0.24</text:p>
          </table:table-cell>
          <table:table-cell table:formula="of:=[.I74]*[.I74]" office:value-type="float" office:value="7.18240000000004" calcext:value-type="float">
            <text:p>7.18</text:p>
          </table:table-cell>
          <table:table-cell table:formula="of:=[.J74]*[.J74]" office:value-type="float" office:value="0.0556960000000003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3.6" calcext:value-type="float">
            <text:p>283.6</text:p>
          </table:table-cell>
          <table:table-cell table:style-name="ce5" office:value-type="float" office:value="4.4" calcext:value-type="float">
            <text:p>4.4</text:p>
          </table:table-cell>
          <table:table-cell table:style-name="ce11" table:number-columns-repeated="2"/>
          <table:table-cell table:style-name="ce21" table:formula="of:=[.E75]-[.$G$52]" office:value-type="float" office:value="-0.579999999999984" calcext:value-type="float">
            <text:p>-0.58</text:p>
          </table:table-cell>
          <table:table-cell table:style-name="ce21" table:formula="of:=[.F75]-[.$H$52]" office:value-type="float" office:value="0.136000000000001" calcext:value-type="float">
            <text:p>0.14</text:p>
          </table:table-cell>
          <table:table-cell table:formula="of:=[.I75]*[.I75]" office:value-type="float" office:value="0.336399999999982" calcext:value-type="float">
            <text:p>0.34</text:p>
          </table:table-cell>
          <table:table-cell table:formula="of:=[.J75]*[.J75]" office:value-type="float" office:value="0.0184960000000003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5" office:value-type="float" office:value="282.1" calcext:value-type="float">
            <text:p>282.1</text:p>
          </table:table-cell>
          <table:table-cell table:style-name="ce5" office:value-type="float" office:value="4.5" calcext:value-type="float">
            <text:p>4.5</text:p>
          </table:table-cell>
          <table:table-cell table:style-name="ce11" table:number-columns-repeated="2"/>
          <table:table-cell table:style-name="ce21" table:formula="of:=[.E76]-[.$G$52]" office:value-type="float" office:value="-2.07999999999998" calcext:value-type="float">
            <text:p>-2.08</text:p>
          </table:table-cell>
          <table:table-cell table:style-name="ce21" table:formula="of:=[.F76]-[.$H$52]" office:value-type="float" office:value="0.236000000000001" calcext:value-type="float">
            <text:p>0.24</text:p>
          </table:table-cell>
          <table:table-cell table:formula="of:=[.I76]*[.I76]" office:value-type="float" office:value="4.32639999999993" calcext:value-type="float">
            <text:p>4.33</text:p>
          </table:table-cell>
          <table:table-cell table:formula="of:=[.J76]*[.J76]" office:value-type="float" office:value="0.0556960000000003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" table:number-columns-repeated="2"/>
          <table:table-cell table:style-name="ce15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6us</text:p>
          </table:table-cell>
          <table:table-cell office:value-type="float" office:value="273.2" calcext:value-type="float">
            <text:p>273.2</text:p>
          </table:table-cell>
          <table:table-cell office:value-type="float" office:value="6" calcext:value-type="float">
            <text:p>6</text:p>
          </table:table-cell>
          <table:table-cell table:style-name="ce7" table:formula="of:=AVERAGE([.E78:.E93])" office:value-type="float" office:value="267.85625" calcext:value-type="float">
            <text:p>267.9</text:p>
          </table:table-cell>
          <table:table-cell table:style-name="ce7" table:formula="of:=AVERAGE([.F78:.F93])" office:value-type="float" office:value="6.95625" calcext:value-type="float">
            <text:p>7.0</text:p>
          </table:table-cell>
          <table:table-cell table:formula="of:=[.E78]-[.$G$78]" office:value-type="float" office:value="5.34375" calcext:value-type="float">
            <text:p>5.34</text:p>
          </table:table-cell>
          <table:table-cell table:formula="of:=[.F78]-[.$H$78]" office:value-type="float" office:value="-0.95625" calcext:value-type="float">
            <text:p>-0.96</text:p>
          </table:table-cell>
          <table:table-cell table:formula="of:=[.I78]*[.I78]" office:value-type="float" office:value="28.5556640625" calcext:value-type="float">
            <text:p>28.56</text:p>
          </table:table-cell>
          <table:table-cell table:formula="of:=[.J78]*[.J78]" office:value-type="float" office:value="0.9144140625" calcext:value-type="float">
            <text:p>0.91</text:p>
          </table:table-cell>
          <table:table-cell table:style-name="ce15" table:formula="of:=SUM([.K78:.K93])/15" office:value-type="float" office:value="8.18929166666667" calcext:value-type="float">
            <text:p>8.19</text:p>
          </table:table-cell>
          <table:table-cell table:style-name="ce15" table:formula="of:=SUM([.L78:.L93])/15" office:value-type="float" office:value="0.331958333333333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5.6" calcext:value-type="float">
            <text:p>265.6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table:formula="of:=[.E79]-[.$G$78]" office:value-type="float" office:value="-2.25624999999997" calcext:value-type="float">
            <text:p>-2.26</text:p>
          </table:table-cell>
          <table:table-cell table:formula="of:=[.F79]-[.$H$78]" office:value-type="float" office:value="0.64375" calcext:value-type="float">
            <text:p>0.64</text:p>
          </table:table-cell>
          <table:table-cell table:formula="of:=[.I79]*[.I79]" office:value-type="float" office:value="5.09066406249985" calcext:value-type="float">
            <text:p>5.09</text:p>
          </table:table-cell>
          <table:table-cell table:formula="of:=[.J79]*[.J79]" office:value-type="float" office:value="0.4144140625" calcext:value-type="float">
            <text:p>0.41</text:p>
          </table:table-cell>
          <table:table-cell table:number-columns-repeated="2" table:style-name="ce15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8.9" calcext:value-type="float">
            <text:p>268.9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formula="of:=[.E80]-[.$G$78]" office:value-type="float" office:value="1.04374999999999" calcext:value-type="float">
            <text:p>1.04</text:p>
          </table:table-cell>
          <table:table-cell table:formula="of:=[.F80]-[.$H$78]" office:value-type="float" office:value="-0.35625" calcext:value-type="float">
            <text:p>-0.36</text:p>
          </table:table-cell>
          <table:table-cell table:formula="of:=[.I80]*[.I80]" office:value-type="float" office:value="1.08941406249998" calcext:value-type="float">
            <text:p>1.09</text:p>
          </table:table-cell>
          <table:table-cell table:formula="of:=[.J80]*[.J80]" office:value-type="float" office:value="0.1269140625" calcext:value-type="float">
            <text:p>0.13</text:p>
          </table:table-cell>
          <table:table-cell table:style-name="ce20" table:formula="of:=[.M78]^0.5" office:value-type="float" office:value="2.86169384572611" calcext:value-type="float">
            <text:p>2.86</text:p>
          </table:table-cell>
          <table:table-cell table:style-name="ce20" table:formula="of:=[.N78]^0.5" office:value-type="float" office:value="0.576158253723171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7.7" calcext:value-type="float">
            <text:p>267.7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table:formula="of:=[.E81]-[.$G$78]" office:value-type="float" office:value="-0.15625" calcext:value-type="float">
            <text:p>-0.16</text:p>
          </table:table-cell>
          <table:table-cell table:formula="of:=[.F81]-[.$H$78]" office:value-type="float" office:value="0.24375" calcext:value-type="float">
            <text:p>0.24</text:p>
          </table:table-cell>
          <table:table-cell table:formula="of:=[.I81]*[.I81]" office:value-type="float" office:value="0.0244140625" calcext:value-type="float">
            <text:p>0.02</text:p>
          </table:table-cell>
          <table:table-cell table:formula="of:=[.J81]*[.J81]" office:value-type="float" office:value="0.0594140625000002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0.5" calcext:value-type="float">
            <text:p>270.5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formula="of:=[.E82]-[.$G$78]" office:value-type="float" office:value="2.64375000000001" calcext:value-type="float">
            <text:p>2.64</text:p>
          </table:table-cell>
          <table:table-cell table:formula="of:=[.F82]-[.$H$78]" office:value-type="float" office:value="-0.35625" calcext:value-type="float">
            <text:p>-0.36</text:p>
          </table:table-cell>
          <table:table-cell table:formula="of:=[.I82]*[.I82]" office:value-type="float" office:value="6.98941406250006" calcext:value-type="float">
            <text:p>6.99</text:p>
          </table:table-cell>
          <table:table-cell table:formula="of:=[.J82]*[.J82]" office:value-type="float" office:value="0.1269140625" calcext:value-type="float">
            <text:p>0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2.1" calcext:value-type="float">
            <text:p>272.1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table:formula="of:=[.E83]-[.$G$78]" office:value-type="float" office:value="4.24375000000003" calcext:value-type="float">
            <text:p>4.24</text:p>
          </table:table-cell>
          <table:table-cell table:formula="of:=[.F83]-[.$H$78]" office:value-type="float" office:value="-0.85625" calcext:value-type="float">
            <text:p>-0.86</text:p>
          </table:table-cell>
          <table:table-cell table:formula="of:=[.I83]*[.I83]" office:value-type="float" office:value="18.0094140625003" calcext:value-type="float">
            <text:p>18.01</text:p>
          </table:table-cell>
          <table:table-cell table:formula="of:=[.J83]*[.J83]" office:value-type="float" office:value="0.7331640625" calcext:value-type="float">
            <text:p>0.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9.9" calcext:value-type="float">
            <text:p>269.9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table:formula="of:=[.E84]-[.$G$78]" office:value-type="float" office:value="2.04374999999999" calcext:value-type="float">
            <text:p>2.04</text:p>
          </table:table-cell>
          <table:table-cell table:formula="of:=[.F84]-[.$H$78]" office:value-type="float" office:value="-0.25625" calcext:value-type="float">
            <text:p>-0.26</text:p>
          </table:table-cell>
          <table:table-cell table:formula="of:=[.I84]*[.I84]" office:value-type="float" office:value="4.17691406249995" calcext:value-type="float">
            <text:p>4.18</text:p>
          </table:table-cell>
          <table:table-cell table:formula="of:=[.J84]*[.J84]" office:value-type="float" office:value="0.0656640624999998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8.4" calcext:value-type="float">
            <text:p>268.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85]-[.$G$78]" office:value-type="float" office:value="0.543749999999989" calcext:value-type="float">
            <text:p>0.54</text:p>
          </table:table-cell>
          <table:table-cell table:formula="of:=[.F85]-[.$H$78]" office:value-type="float" office:value="0.0437500000000002" calcext:value-type="float">
            <text:p>0.04</text:p>
          </table:table-cell>
          <table:table-cell table:formula="of:=[.I85]*[.I85]" office:value-type="float" office:value="0.295664062499988" calcext:value-type="float">
            <text:p>0.30</text:p>
          </table:table-cell>
          <table:table-cell table:formula="of:=[.J85]*[.J85]" office:value-type="float" office:value="0.001914062500000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9.6" calcext:value-type="float">
            <text:p>269.6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[.E86]-[.$G$78]" office:value-type="float" office:value="1.74375000000003" calcext:value-type="float">
            <text:p>1.74</text:p>
          </table:table-cell>
          <table:table-cell table:formula="of:=[.F86]-[.$H$78]" office:value-type="float" office:value="-0.45625" calcext:value-type="float">
            <text:p>-0.46</text:p>
          </table:table-cell>
          <table:table-cell table:formula="of:=[.I86]*[.I86]" office:value-type="float" office:value="3.04066406250012" calcext:value-type="float">
            <text:p>3.04</text:p>
          </table:table-cell>
          <table:table-cell table:formula="of:=[.J86]*[.J86]" office:value-type="float" office:value="0.2081640625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6.2" calcext:value-type="float">
            <text:p>266.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87]-[.$G$78]" office:value-type="float" office:value="-1.65625" calcext:value-type="float">
            <text:p>-1.66</text:p>
          </table:table-cell>
          <table:table-cell table:formula="of:=[.F87]-[.$H$78]" office:value-type="float" office:value="0.0437500000000002" calcext:value-type="float">
            <text:p>0.04</text:p>
          </table:table-cell>
          <table:table-cell table:formula="of:=[.I87]*[.I87]" office:value-type="float" office:value="2.7431640625" calcext:value-type="float">
            <text:p>2.74</text:p>
          </table:table-cell>
          <table:table-cell table:formula="of:=[.J87]*[.J87]" office:value-type="float" office:value="0.001914062500000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3.9" calcext:value-type="float">
            <text:p>263.9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[.E88]-[.$G$78]" office:value-type="float" office:value="-3.95625000000001" calcext:value-type="float">
            <text:p>-3.96</text:p>
          </table:table-cell>
          <table:table-cell table:formula="of:=[.F88]-[.$H$78]" office:value-type="float" office:value="0.943750000000001" calcext:value-type="float">
            <text:p>0.94</text:p>
          </table:table-cell>
          <table:table-cell table:formula="of:=[.I88]*[.I88]" office:value-type="float" office:value="15.6519140625001" calcext:value-type="float">
            <text:p>15.65</text:p>
          </table:table-cell>
          <table:table-cell table:formula="of:=[.J88]*[.J88]" office:value-type="float" office:value="0.890664062500001" calcext:value-type="float">
            <text:p>0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9.7" calcext:value-type="float">
            <text:p>269.7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table:formula="of:=[.E89]-[.$G$78]" office:value-type="float" office:value="1.84375" calcext:value-type="float">
            <text:p>1.84</text:p>
          </table:table-cell>
          <table:table-cell table:formula="of:=[.F89]-[.$H$78]" office:value-type="float" office:value="-0.35625" calcext:value-type="float">
            <text:p>-0.36</text:p>
          </table:table-cell>
          <table:table-cell table:formula="of:=[.I89]*[.I89]" office:value-type="float" office:value="3.3994140625" calcext:value-type="float">
            <text:p>3.40</text:p>
          </table:table-cell>
          <table:table-cell table:formula="of:=[.J89]*[.J89]" office:value-type="float" office:value="0.1269140625" calcext:value-type="float">
            <text:p>0.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5.7" calcext:value-type="float">
            <text:p>265.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90]-[.$G$78]" office:value-type="float" office:value="-2.15625" calcext:value-type="float">
            <text:p>-2.16</text:p>
          </table:table-cell>
          <table:table-cell table:formula="of:=[.F90]-[.$H$78]" office:value-type="float" office:value="0.0437500000000002" calcext:value-type="float">
            <text:p>0.04</text:p>
          </table:table-cell>
          <table:table-cell table:formula="of:=[.I90]*[.I90]" office:value-type="float" office:value="4.6494140625" calcext:value-type="float">
            <text:p>4.65</text:p>
          </table:table-cell>
          <table:table-cell table:formula="of:=[.J90]*[.J90]" office:value-type="float" office:value="0.001914062500000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4.2" calcext:value-type="float">
            <text:p>264.2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table:formula="of:=[.E91]-[.$G$78]" office:value-type="float" office:value="-3.65625" calcext:value-type="float">
            <text:p>-3.66</text:p>
          </table:table-cell>
          <table:table-cell table:formula="of:=[.F91]-[.$H$78]" office:value-type="float" office:value="0.943750000000001" calcext:value-type="float">
            <text:p>0.94</text:p>
          </table:table-cell>
          <table:table-cell table:formula="of:=[.I91]*[.I91]" office:value-type="float" office:value="13.3681640625" calcext:value-type="float">
            <text:p>13.37</text:p>
          </table:table-cell>
          <table:table-cell table:formula="of:=[.J91]*[.J91]" office:value-type="float" office:value="0.890664062500001" calcext:value-type="float">
            <text:p>0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5.1" calcext:value-type="float">
            <text:p>265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92]-[.$G$78]" office:value-type="float" office:value="-2.75624999999997" calcext:value-type="float">
            <text:p>-2.76</text:p>
          </table:table-cell>
          <table:table-cell table:formula="of:=[.F92]-[.$H$78]" office:value-type="float" office:value="0.0437500000000002" calcext:value-type="float">
            <text:p>0.04</text:p>
          </table:table-cell>
          <table:table-cell table:formula="of:=[.I92]*[.I92]" office:value-type="float" office:value="7.59691406249981" calcext:value-type="float">
            <text:p>7.60</text:p>
          </table:table-cell>
          <table:table-cell table:formula="of:=[.J92]*[.J92]" office:value-type="float" office:value="0.00191406250000002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table:formula="of:=[.E93]-[.$G$78]" office:value-type="float" office:value="-2.85624999999999" calcext:value-type="float">
            <text:p>-2.86</text:p>
          </table:table-cell>
          <table:table-cell table:formula="of:=[.F93]-[.$H$78]" office:value-type="float" office:value="0.64375" calcext:value-type="float">
            <text:p>0.64</text:p>
          </table:table-cell>
          <table:table-cell table:formula="of:=[.I93]*[.I93]" office:value-type="float" office:value="8.15816406249994" calcext:value-type="float">
            <text:p>8.16</text:p>
          </table:table-cell>
          <table:table-cell table:formula="of:=[.J93]*[.J93]" office:value-type="float" office:value="0.4144140625" calcext:value-type="float">
            <text:p>0.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us</text:p>
          </table:table-cell>
          <table:table-cell table:style-name="ce6" office:value-type="float" office:value="262.7" calcext:value-type="float">
            <text:p>262.7</text:p>
          </table:table-cell>
          <table:table-cell table:style-name="ce6" office:value-type="float" office:value="8.7" calcext:value-type="float">
            <text:p>8.7</text:p>
          </table:table-cell>
          <table:table-cell table:style-name="ce12" table:formula="of:=AVERAGE([.E94:.E108])" office:value-type="float" office:value="264.933333333333" calcext:value-type="float">
            <text:p>264.9</text:p>
          </table:table-cell>
          <table:table-cell table:style-name="ce12" table:formula="of:=AVERAGE([.F94:.F108])" office:value-type="float" office:value="7.97333333333333" calcext:value-type="float">
            <text:p>8.0</text:p>
          </table:table-cell>
          <table:table-cell table:style-name="ce22" table:formula="of:=[.E94]-[.$G$94]" office:value-type="float" office:value="-2.23333333333335" calcext:value-type="float">
            <text:p>-2.23</text:p>
          </table:table-cell>
          <table:table-cell table:style-name="ce22" table:formula="of:=[.F94]-[.$H$94]" office:value-type="float" office:value="0.726666666666667" calcext:value-type="float">
            <text:p>0.73</text:p>
          </table:table-cell>
          <table:table-cell table:formula="of:=[.I94]*[.I94]" office:value-type="float" office:value="4.98777777777785" calcext:value-type="float">
            <text:p>4.99</text:p>
          </table:table-cell>
          <table:table-cell table:formula="of:=[.J94]*[.J94]" office:value-type="float" office:value="0.528044444444444" calcext:value-type="float">
            <text:p>0.53</text:p>
          </table:table-cell>
          <table:table-cell table:style-name="ce15" table:formula="of:=SUM([.K94:.K108])/14" office:value-type="float" office:value="9.77523809523811" calcext:value-type="float">
            <text:p>9.78</text:p>
          </table:table-cell>
          <table:table-cell table:style-name="ce15" table:formula="of:=SUM([.L94:.L108])/14" office:value-type="float" office:value="0.732095238095238" calcext:value-type="float">
            <text:p>0.7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0.3" calcext:value-type="float">
            <text:p>260.3</text:p>
          </table:table-cell>
          <table:table-cell table:style-name="ce6" office:value-type="float" office:value="9.2" calcext:value-type="float">
            <text:p>9.2</text:p>
          </table:table-cell>
          <table:table-cell table:style-name="ce13" table:number-columns-repeated="2"/>
          <table:table-cell table:style-name="ce22" table:formula="of:=[.E95]-[.$G$94]" office:value-type="float" office:value="-4.63333333333333" calcext:value-type="float">
            <text:p>-4.63</text:p>
          </table:table-cell>
          <table:table-cell table:style-name="ce22" table:formula="of:=[.F95]-[.$H$94]" office:value-type="float" office:value="1.22666666666667" calcext:value-type="float">
            <text:p>1.23</text:p>
          </table:table-cell>
          <table:table-cell table:formula="of:=[.I95]*[.I95]" office:value-type="float" office:value="21.4677777777777" calcext:value-type="float">
            <text:p>21.47</text:p>
          </table:table-cell>
          <table:table-cell table:formula="of:=[.J95]*[.J95]" office:value-type="float" office:value="1.50471111111111" calcext:value-type="float">
            <text:p>1.50</text:p>
          </table:table-cell>
          <table:table-cell table:number-columns-repeated="2" table:style-name="ce15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1.4" calcext:value-type="float">
            <text:p>261.4</text:p>
          </table:table-cell>
          <table:table-cell table:style-name="ce6" office:value-type="float" office:value="9.2" calcext:value-type="float">
            <text:p>9.2</text:p>
          </table:table-cell>
          <table:table-cell table:style-name="ce13" table:number-columns-repeated="2"/>
          <table:table-cell table:style-name="ce22" table:formula="of:=[.E96]-[.$G$94]" office:value-type="float" office:value="-3.53333333333336" calcext:value-type="float">
            <text:p>-3.53</text:p>
          </table:table-cell>
          <table:table-cell table:style-name="ce22" table:formula="of:=[.F96]-[.$H$94]" office:value-type="float" office:value="1.22666666666667" calcext:value-type="float">
            <text:p>1.23</text:p>
          </table:table-cell>
          <table:table-cell table:formula="of:=[.I96]*[.I96]" office:value-type="float" office:value="12.4844444444446" calcext:value-type="float">
            <text:p>12.48</text:p>
          </table:table-cell>
          <table:table-cell table:formula="of:=[.J96]*[.J96]" office:value-type="float" office:value="1.50471111111111" calcext:value-type="float">
            <text:p>1.50</text:p>
          </table:table-cell>
          <table:table-cell table:style-name="ce22" table:formula="of:=[.M94]^0.5" office:value-type="float" office:value="3.12653771690637" calcext:value-type="float">
            <text:p>3.13</text:p>
          </table:table-cell>
          <table:table-cell table:style-name="ce22" table:formula="of:=[.N94]^0.5" office:value-type="float" office:value="0.855625641326414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 office:value-type="float" office:value="265.3" calcext:value-type="float">
            <text:p>265.3</text:p>
          </table:table-cell>
          <table:table-cell table:style-name="ce6" office:value-type="float" office:value="7.8" calcext:value-type="float">
            <text:p>7.8</text:p>
          </table:table-cell>
          <table:table-cell table:style-name="ce13" table:number-columns-repeated="2"/>
          <table:table-cell table:style-name="ce22" table:formula="of:=[.E97]-[.$G$94]" office:value-type="float" office:value="0.366666666666674" calcext:value-type="float">
            <text:p>0.37</text:p>
          </table:table-cell>
          <table:table-cell table:style-name="ce22" table:formula="of:=[.F97]-[.$H$94]" office:value-type="float" office:value="-0.173333333333333" calcext:value-type="float">
            <text:p>-0.17</text:p>
          </table:table-cell>
          <table:table-cell table:formula="of:=[.I97]*[.I97]" office:value-type="float" office:value="0.13444444444445" calcext:value-type="float">
            <text:p>0.13</text:p>
          </table:table-cell>
          <table:table-cell table:formula="of:=[.J97]*[.J97]" office:value-type="float" office:value="0.030044444444444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4.9" calcext:value-type="float">
            <text:p>264.9</text:p>
          </table:table-cell>
          <table:table-cell table:style-name="ce6" office:value-type="float" office:value="7.8" calcext:value-type="float">
            <text:p>7.8</text:p>
          </table:table-cell>
          <table:table-cell table:style-name="ce13" table:number-columns-repeated="2"/>
          <table:table-cell table:style-name="ce22" table:formula="of:=[.E98]-[.$G$94]" office:value-type="float" office:value="-0.0333333333333599" calcext:value-type="float">
            <text:p>-0.03</text:p>
          </table:table-cell>
          <table:table-cell table:style-name="ce22" table:formula="of:=[.F98]-[.$H$94]" office:value-type="float" office:value="-0.173333333333333" calcext:value-type="float">
            <text:p>-0.17</text:p>
          </table:table-cell>
          <table:table-cell table:formula="of:=[.I98]*[.I98]" office:value-type="float" office:value="0.00111111111111288" calcext:value-type="float">
            <text:p>0.00</text:p>
          </table:table-cell>
          <table:table-cell table:formula="of:=[.J98]*[.J98]" office:value-type="float" office:value="0.030044444444444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8.1" calcext:value-type="float">
            <text:p>8.1</text:p>
          </table:table-cell>
          <table:table-cell table:style-name="ce13" table:number-columns-repeated="2"/>
          <table:table-cell table:style-name="ce22" table:formula="of:=[.E99]-[.$G$94]" office:value-type="float" office:value="-0.933333333333337" calcext:value-type="float">
            <text:p>-0.93</text:p>
          </table:table-cell>
          <table:table-cell table:style-name="ce22" table:formula="of:=[.F99]-[.$H$94]" office:value-type="float" office:value="0.126666666666667" calcext:value-type="float">
            <text:p>0.13</text:p>
          </table:table-cell>
          <table:table-cell table:formula="of:=[.I99]*[.I99]" office:value-type="float" office:value="0.871111111111118" calcext:value-type="float">
            <text:p>0.87</text:p>
          </table:table-cell>
          <table:table-cell table:formula="of:=[.J99]*[.J99]" office:value-type="float" office:value="0.0160444444444445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72.3" calcext:value-type="float">
            <text:p>272.3</text:p>
          </table:table-cell>
          <table:table-cell table:style-name="ce6" office:value-type="float" office:value="6.2" calcext:value-type="float">
            <text:p>6.2</text:p>
          </table:table-cell>
          <table:table-cell table:style-name="ce13" table:number-columns-repeated="2"/>
          <table:table-cell table:style-name="ce22" table:formula="of:=[.E100]-[.$G$94]" office:value-type="float" office:value="7.36666666666667" calcext:value-type="float">
            <text:p>7.37</text:p>
          </table:table-cell>
          <table:table-cell table:style-name="ce22" table:formula="of:=[.F100]-[.$H$94]" office:value-type="float" office:value="-1.77333333333333" calcext:value-type="float">
            <text:p>-1.77</text:p>
          </table:table-cell>
          <table:table-cell table:formula="of:=[.I100]*[.I100]" office:value-type="float" office:value="54.2677777777779" calcext:value-type="float">
            <text:p>54.27</text:p>
          </table:table-cell>
          <table:table-cell table:formula="of:=[.J100]*[.J100]" office:value-type="float" office:value="3.14471111111111" calcext:value-type="float">
            <text:p>3.1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5.6" calcext:value-type="float">
            <text:p>265.6</text:p>
          </table:table-cell>
          <table:table-cell table:style-name="ce6" office:value-type="float" office:value="7.7" calcext:value-type="float">
            <text:p>7.7</text:p>
          </table:table-cell>
          <table:table-cell table:style-name="ce13" table:number-columns-repeated="2"/>
          <table:table-cell table:style-name="ce22" table:formula="of:=[.E101]-[.$G$94]" office:value-type="float" office:value="0.666666666666686" calcext:value-type="float">
            <text:p>0.67</text:p>
          </table:table-cell>
          <table:table-cell table:style-name="ce22" table:formula="of:=[.F101]-[.$H$94]" office:value-type="float" office:value="-0.273333333333333" calcext:value-type="float">
            <text:p>-0.27</text:p>
          </table:table-cell>
          <table:table-cell table:formula="of:=[.I101]*[.I101]" office:value-type="float" office:value="0.44444444444447" calcext:value-type="float">
            <text:p>0.44</text:p>
          </table:table-cell>
          <table:table-cell table:formula="of:=[.J101]*[.J101]" office:value-type="float" office:value="0.074711111111110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3.1" calcext:value-type="float">
            <text:p>263.1</text:p>
          </table:table-cell>
          <table:table-cell table:style-name="ce6" office:value-type="float" office:value="8.4" calcext:value-type="float">
            <text:p>8.4</text:p>
          </table:table-cell>
          <table:table-cell table:style-name="ce13" table:number-columns-repeated="2"/>
          <table:table-cell table:style-name="ce22" table:formula="of:=[.E102]-[.$G$94]" office:value-type="float" office:value="-1.83333333333331" calcext:value-type="float">
            <text:p>-1.83</text:p>
          </table:table-cell>
          <table:table-cell table:style-name="ce22" table:formula="of:=[.F102]-[.$H$94]" office:value-type="float" office:value="0.426666666666668" calcext:value-type="float">
            <text:p>0.43</text:p>
          </table:table-cell>
          <table:table-cell table:formula="of:=[.I102]*[.I102]" office:value-type="float" office:value="3.36111111111104" calcext:value-type="float">
            <text:p>3.36</text:p>
          </table:table-cell>
          <table:table-cell table:formula="of:=[.J102]*[.J102]" office:value-type="float" office:value="0.182044444444445" calcext:value-type="float">
            <text:p>0.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4.6" calcext:value-type="float">
            <text:p>264.6</text:p>
          </table:table-cell>
          <table:table-cell table:style-name="ce6" office:value-type="float" office:value="8" calcext:value-type="float">
            <text:p>8</text:p>
          </table:table-cell>
          <table:table-cell table:style-name="ce13" table:number-columns-repeated="2"/>
          <table:table-cell table:style-name="ce22" table:formula="of:=[.E103]-[.$G$94]" office:value-type="float" office:value="-0.333333333333314" calcext:value-type="float">
            <text:p>-0.33</text:p>
          </table:table-cell>
          <table:table-cell table:style-name="ce22" table:formula="of:=[.F103]-[.$H$94]" office:value-type="float" office:value="0.0266666666666673" calcext:value-type="float">
            <text:p>0.03</text:p>
          </table:table-cell>
          <table:table-cell table:formula="of:=[.I103]*[.I103]" office:value-type="float" office:value="0.111111111111098" calcext:value-type="float">
            <text:p>0.11</text:p>
          </table:table-cell>
          <table:table-cell table:formula="of:=[.J103]*[.J103]" office:value-type="float" office:value="0.000711111111111144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7" calcext:value-type="float">
            <text:p>7.7</text:p>
          </table:table-cell>
          <table:table-cell table:style-name="ce13" table:number-columns-repeated="2"/>
          <table:table-cell table:style-name="ce22" table:formula="of:=[.E104]-[.$G$94]" office:value-type="float" office:value="0.0666666666666629" calcext:value-type="float">
            <text:p>0.07</text:p>
          </table:table-cell>
          <table:table-cell table:style-name="ce22" table:formula="of:=[.F104]-[.$H$94]" office:value-type="float" office:value="-0.273333333333333" calcext:value-type="float">
            <text:p>-0.27</text:p>
          </table:table-cell>
          <table:table-cell table:formula="of:=[.I104]*[.I104]" office:value-type="float" office:value="0.00444444444444394" calcext:value-type="float">
            <text:p>0.00</text:p>
          </table:table-cell>
          <table:table-cell table:formula="of:=[.J104]*[.J104]" office:value-type="float" office:value="0.0747111111111107" calcext:value-type="float">
            <text:p>0.0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5.6" calcext:value-type="float">
            <text:p>265.6</text:p>
          </table:table-cell>
          <table:table-cell table:style-name="ce6" office:value-type="float" office:value="7.8" calcext:value-type="float">
            <text:p>7.8</text:p>
          </table:table-cell>
          <table:table-cell table:style-name="ce13" table:number-columns-repeated="2"/>
          <table:table-cell table:style-name="ce22" table:formula="of:=[.E105]-[.$G$94]" office:value-type="float" office:value="0.666666666666686" calcext:value-type="float">
            <text:p>0.67</text:p>
          </table:table-cell>
          <table:table-cell table:style-name="ce22" table:formula="of:=[.F105]-[.$H$94]" office:value-type="float" office:value="-0.173333333333333" calcext:value-type="float">
            <text:p>-0.17</text:p>
          </table:table-cell>
          <table:table-cell table:formula="of:=[.I105]*[.I105]" office:value-type="float" office:value="0.44444444444447" calcext:value-type="float">
            <text:p>0.44</text:p>
          </table:table-cell>
          <table:table-cell table:formula="of:=[.J105]*[.J105]" office:value-type="float" office:value="0.030044444444444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4.3" calcext:value-type="float">
            <text:p>264.3</text:p>
          </table:table-cell>
          <table:table-cell table:style-name="ce6" office:value-type="float" office:value="8.5" calcext:value-type="float">
            <text:p>8.5</text:p>
          </table:table-cell>
          <table:table-cell table:style-name="ce13" table:number-columns-repeated="2"/>
          <table:table-cell table:style-name="ce22" table:formula="of:=[.E106]-[.$G$94]" office:value-type="float" office:value="-0.633333333333326" calcext:value-type="float">
            <text:p>-0.63</text:p>
          </table:table-cell>
          <table:table-cell table:style-name="ce22" table:formula="of:=[.F106]-[.$H$94]" office:value-type="float" office:value="0.526666666666667" calcext:value-type="float">
            <text:p>0.53</text:p>
          </table:table-cell>
          <table:table-cell table:formula="of:=[.I106]*[.I106]" office:value-type="float" office:value="0.401111111111102" calcext:value-type="float">
            <text:p>0.40</text:p>
          </table:table-cell>
          <table:table-cell table:formula="of:=[.J106]*[.J106]" office:value-type="float" office:value="0.277377777777778" calcext:value-type="float">
            <text:p>0.2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6.3" calcext:value-type="float">
            <text:p>6.3</text:p>
          </table:table-cell>
          <table:table-cell table:style-name="ce13" table:number-columns-repeated="2"/>
          <table:table-cell table:style-name="ce22" table:formula="of:=[.E107]-[.$G$94]" office:value-type="float" office:value="6.06666666666666" calcext:value-type="float">
            <text:p>6.07</text:p>
          </table:table-cell>
          <table:table-cell table:style-name="ce22" table:formula="of:=[.F107]-[.$H$94]" office:value-type="float" office:value="-1.67333333333333" calcext:value-type="float">
            <text:p>-1.67</text:p>
          </table:table-cell>
          <table:table-cell table:formula="of:=[.I107]*[.I107]" office:value-type="float" office:value="36.8044444444444" calcext:value-type="float">
            <text:p>36.80</text:p>
          </table:table-cell>
          <table:table-cell table:formula="of:=[.J107]*[.J107]" office:value-type="float" office:value="2.80004444444444" calcext:value-type="float">
            <text:p>2.8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 office:value-type="float" office:value="263.9" calcext:value-type="float">
            <text:p>263.9</text:p>
          </table:table-cell>
          <table:table-cell table:style-name="ce6" office:value-type="float" office:value="8.2" calcext:value-type="float">
            <text:p>8.2</text:p>
          </table:table-cell>
          <table:table-cell table:style-name="ce13" table:number-columns-repeated="2"/>
          <table:table-cell table:style-name="ce22" table:formula="of:=[.E108]-[.$G$94]" office:value-type="float" office:value="-1.03333333333336" calcext:value-type="float">
            <text:p>-1.03</text:p>
          </table:table-cell>
          <table:table-cell table:style-name="ce22" table:formula="of:=[.F108]-[.$H$94]" office:value-type="float" office:value="0.226666666666667" calcext:value-type="float">
            <text:p>0.23</text:p>
          </table:table-cell>
          <table:table-cell table:formula="of:=[.I108]*[.I108]" office:value-type="float" office:value="1.06777777777783" calcext:value-type="float">
            <text:p>1.07</text:p>
          </table:table-cell>
          <table:table-cell table:formula="of:=[.J108]*[.J108]" office:value-type="float" office:value="0.0513777777777777" calcext:value-type="float">
            <text:p>0.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us</text:p>
          </table:table-cell>
          <table:table-cell office:value-type="float" office:value="260.6" calcext:value-type="float">
            <text:p>260.6</text:p>
          </table:table-cell>
          <table:table-cell office:value-type="float" office:value="9.3" calcext:value-type="float">
            <text:p>9.3</text:p>
          </table:table-cell>
          <table:table-cell table:style-name="ce7" table:formula="of:=AVERAGE([.E109:.E130])" office:value-type="float" office:value="259.327272727273" calcext:value-type="float">
            <text:p>259.3</text:p>
          </table:table-cell>
          <table:table-cell table:style-name="ce7" table:formula="of:=AVERAGE([.F109:.F130])" office:value-type="float" office:value="9.95909090909091" calcext:value-type="float">
            <text:p>10.0</text:p>
          </table:table-cell>
          <table:table-cell table:formula="of:=[.E109]-[.$G$109]" office:value-type="float" office:value="1.27272727272731" calcext:value-type="float">
            <text:p>1.27</text:p>
          </table:table-cell>
          <table:table-cell table:formula="of:=[.F109]-[.$H$109]" office:value-type="float" office:value="-0.659090909090908" calcext:value-type="float">
            <text:p>-0.66</text:p>
          </table:table-cell>
          <table:table-cell table:formula="of:=[.I109]*[.I109]" office:value-type="float" office:value="1.61983471074389" calcext:value-type="float">
            <text:p>1.62</text:p>
          </table:table-cell>
          <table:table-cell table:formula="of:=[.J109]*[.J109]" office:value-type="float" office:value="0.43440082644628" calcext:value-type="float">
            <text:p>0.43</text:p>
          </table:table-cell>
          <table:table-cell table:style-name="ce15" table:formula="of:=SUM([.K109:.K130])/21" office:value-type="float" office:value="2.47636363636362" calcext:value-type="float">
            <text:p>2.48</text:p>
          </table:table-cell>
          <table:table-cell table:style-name="ce15" table:formula="of:=SUM([.L109:.L130])/21" office:value-type="float" office:value="0.546341991341992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E110]-[.$G$109]" office:value-type="float" office:value="1.67272727272729" calcext:value-type="float">
            <text:p>1.67</text:p>
          </table:table-cell>
          <table:table-cell table:formula="of:=[.F110]-[.$H$109]" office:value-type="float" office:value="-0.75909090909091" calcext:value-type="float">
            <text:p>-0.76</text:p>
          </table:table-cell>
          <table:table-cell table:formula="of:=[.I110]*[.I110]" office:value-type="float" office:value="2.79801652892566" calcext:value-type="float">
            <text:p>2.80</text:p>
          </table:table-cell>
          <table:table-cell table:formula="of:=[.J110]*[.J110]" office:value-type="float" office:value="0.576219008264464" calcext:value-type="float">
            <text:p>0.58</text:p>
          </table:table-cell>
          <table:table-cell table:style-name="ce15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float" office:value="258.6" calcext:value-type="float">
            <text:p>258.6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table:formula="of:=[.E111]-[.$G$109]" office:value-type="float" office:value="-0.727272727272691" calcext:value-type="float">
            <text:p>-0.73</text:p>
          </table:table-cell>
          <table:table-cell table:formula="of:=[.F111]-[.$H$109]" office:value-type="float" office:value="0.24090909090909" calcext:value-type="float">
            <text:p>0.24</text:p>
          </table:table-cell>
          <table:table-cell table:formula="of:=[.I111]*[.I111]" office:value-type="float" office:value="0.528925619834658" calcext:value-type="float">
            <text:p>0.53</text:p>
          </table:table-cell>
          <table:table-cell table:formula="of:=[.J111]*[.J111]" office:value-type="float" office:value="0.0580371900826443" calcext:value-type="float">
            <text:p>0.06</text:p>
          </table:table-cell>
          <table:table-cell table:number-columns-repeated="2" table:style-name="ce15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60.2" calcext:value-type="float">
            <text:p>260.2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table:formula="of:=[.E112]-[.$G$109]" office:value-type="float" office:value="0.872727272727275" calcext:value-type="float">
            <text:p>0.87</text:p>
          </table:table-cell>
          <table:table-cell table:formula="of:=[.F112]-[.$H$109]" office:value-type="float" office:value="-0.25909090909091" calcext:value-type="float">
            <text:p>-0.26</text:p>
          </table:table-cell>
          <table:table-cell table:formula="of:=[.I112]*[.I112]" office:value-type="float" office:value="0.761652892561987" calcext:value-type="float">
            <text:p>0.76</text:p>
          </table:table-cell>
          <table:table-cell table:formula="of:=[.J112]*[.J112]" office:value-type="float" office:value="0.067128099173554" calcext:value-type="float">
            <text:p>0.07</text:p>
          </table:table-cell>
          <table:table-cell table:style-name="ce33" table:formula="of:=[.M109]^0.5" office:value-type="float" office:value="1.5736466046618" calcext:value-type="float">
            <text:p>1.57</text:p>
          </table:table-cell>
          <table:table-cell table:style-name="ce33" table:formula="of:=[.N109]^0.5" office:value-type="float" office:value="0.739149505406039" calcext:value-type="float">
            <text:p>0.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58.9" calcext:value-type="float">
            <text:p>258.9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table:formula="of:=[.E113]-[.$G$109]" office:value-type="float" office:value="-0.427272727272737" calcext:value-type="float">
            <text:p>-0.43</text:p>
          </table:table-cell>
          <table:table-cell table:formula="of:=[.F113]-[.$H$109]" office:value-type="float" office:value="0.24090909090909" calcext:value-type="float">
            <text:p>0.24</text:p>
          </table:table-cell>
          <table:table-cell table:formula="of:=[.I113]*[.I113]" office:value-type="float" office:value="0.182561983471082" calcext:value-type="float">
            <text:p>0.18</text:p>
          </table:table-cell>
          <table:table-cell table:formula="of:=[.J113]*[.J113]" office:value-type="float" office:value="0.0580371900826443" calcext:value-type="float">
            <text:p>0.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8.9" calcext:value-type="float">
            <text:p>258.9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formula="of:=[.E114]-[.$G$109]" office:value-type="float" office:value="-0.427272727272737" calcext:value-type="float">
            <text:p>-0.43</text:p>
          </table:table-cell>
          <table:table-cell table:formula="of:=[.F114]-[.$H$109]" office:value-type="float" office:value="0.440909090909091" calcext:value-type="float">
            <text:p>0.44</text:p>
          </table:table-cell>
          <table:table-cell table:formula="of:=[.I114]*[.I114]" office:value-type="float" office:value="0.182561983471082" calcext:value-type="float">
            <text:p>0.18</text:p>
          </table:table-cell>
          <table:table-cell table:formula="of:=[.J114]*[.J114]" office:value-type="float" office:value="0.194400826446281" calcext:value-type="float">
            <text:p>0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6.6" calcext:value-type="float">
            <text:p>256.6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table:formula="of:=[.E115]-[.$G$109]" office:value-type="float" office:value="-2.72727272727269" calcext:value-type="float">
            <text:p>-2.73</text:p>
          </table:table-cell>
          <table:table-cell table:formula="of:=[.F115]-[.$H$109]" office:value-type="float" office:value="1.44090909090909" calcext:value-type="float">
            <text:p>1.44</text:p>
          </table:table-cell>
          <table:table-cell table:formula="of:=[.I115]*[.I115]" office:value-type="float" office:value="7.43801652892542" calcext:value-type="float">
            <text:p>7.44</text:p>
          </table:table-cell>
          <table:table-cell table:formula="of:=[.J115]*[.J115]" office:value-type="float" office:value="2.07621900826446" calcext:value-type="float">
            <text:p>2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1.5" calcext:value-type="float">
            <text:p>261.5</text:p>
          </table:table-cell>
          <table:table-cell office:value-type="float" office:value="8.7" calcext:value-type="float">
            <text:p>8.7</text:p>
          </table:table-cell>
          <table:table-cell table:number-columns-repeated="2"/>
          <table:table-cell table:formula="of:=[.E116]-[.$G$109]" office:value-type="float" office:value="2.17272727272729" calcext:value-type="float">
            <text:p>2.17</text:p>
          </table:table-cell>
          <table:table-cell table:formula="of:=[.F116]-[.$H$109]" office:value-type="float" office:value="-1.25909090909091" calcext:value-type="float">
            <text:p>-1.26</text:p>
          </table:table-cell>
          <table:table-cell table:formula="of:=[.I116]*[.I116]" office:value-type="float" office:value="4.72074380165295" calcext:value-type="float">
            <text:p>4.72</text:p>
          </table:table-cell>
          <table:table-cell table:formula="of:=[.J116]*[.J116]" office:value-type="float" office:value="1.58530991735537" calcext:value-type="float">
            <text:p>1.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7.1" calcext:value-type="float">
            <text:p>257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7]-[.$G$109]" office:value-type="float" office:value="-2.22727272727269" calcext:value-type="float">
            <text:p>-2.23</text:p>
          </table:table-cell>
          <table:table-cell table:formula="of:=[.F117]-[.$H$109]" office:value-type="float" office:value="1.04090909090909" calcext:value-type="float">
            <text:p>1.04</text:p>
          </table:table-cell>
          <table:table-cell table:formula="of:=[.I117]*[.I117]" office:value-type="float" office:value="4.96074380165273" calcext:value-type="float">
            <text:p>4.96</text:p>
          </table:table-cell>
          <table:table-cell table:formula="of:=[.J117]*[.J117]" office:value-type="float" office:value="1.08349173553719" calcext:value-type="float">
            <text:p>1.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7.6" calcext:value-type="float">
            <text:p>257.6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table:formula="of:=[.E118]-[.$G$109]" office:value-type="float" office:value="-1.72727272727269" calcext:value-type="float">
            <text:p>-1.73</text:p>
          </table:table-cell>
          <table:table-cell table:formula="of:=[.F118]-[.$H$109]" office:value-type="float" office:value="0.940909090909091" calcext:value-type="float">
            <text:p>0.94</text:p>
          </table:table-cell>
          <table:table-cell table:formula="of:=[.I118]*[.I118]" office:value-type="float" office:value="2.98347107438004" calcext:value-type="float">
            <text:p>2.98</text:p>
          </table:table-cell>
          <table:table-cell table:formula="of:=[.J118]*[.J118]" office:value-type="float" office:value="0.885309917355373" calcext:value-type="float">
            <text:p>0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7.1" calcext:value-type="float">
            <text:p>257.1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table:formula="of:=[.E119]-[.$G$109]" office:value-type="float" office:value="-2.22727272727269" calcext:value-type="float">
            <text:p>-2.23</text:p>
          </table:table-cell>
          <table:table-cell table:formula="of:=[.F119]-[.$H$109]" office:value-type="float" office:value="0.940909090909091" calcext:value-type="float">
            <text:p>0.94</text:p>
          </table:table-cell>
          <table:table-cell table:formula="of:=[.I119]*[.I119]" office:value-type="float" office:value="4.96074380165273" calcext:value-type="float">
            <text:p>4.96</text:p>
          </table:table-cell>
          <table:table-cell table:formula="of:=[.J119]*[.J119]" office:value-type="float" office:value="0.885309917355373" calcext:value-type="float">
            <text:p>0.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0.8" calcext:value-type="float">
            <text:p>260.8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E120]-[.$G$109]" office:value-type="float" office:value="1.4727272727273" calcext:value-type="float">
            <text:p>1.47</text:p>
          </table:table-cell>
          <table:table-cell table:formula="of:=[.F120]-[.$H$109]" office:value-type="float" office:value="-0.75909090909091" calcext:value-type="float">
            <text:p>-0.76</text:p>
          </table:table-cell>
          <table:table-cell table:formula="of:=[.I120]*[.I120]" office:value-type="float" office:value="2.16892561983478" calcext:value-type="float">
            <text:p>2.17</text:p>
          </table:table-cell>
          <table:table-cell table:formula="of:=[.J120]*[.J120]" office:value-type="float" office:value="0.576219008264464" calcext:value-type="float">
            <text:p>0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0.5" calcext:value-type="float">
            <text:p>260.5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formula="of:=[.E121]-[.$G$109]" office:value-type="float" office:value="1.17272727272729" calcext:value-type="float">
            <text:p>1.17</text:p>
          </table:table-cell>
          <table:table-cell table:formula="of:=[.F121]-[.$H$109]" office:value-type="float" office:value="-0.459090909090909" calcext:value-type="float">
            <text:p>-0.46</text:p>
          </table:table-cell>
          <table:table-cell table:formula="of:=[.I121]*[.I121]" office:value-type="float" office:value="1.37528925619838" calcext:value-type="float">
            <text:p>1.38</text:p>
          </table:table-cell>
          <table:table-cell table:formula="of:=[.J121]*[.J121]" office:value-type="float" office:value="0.210764462809917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1.2" calcext:value-type="float">
            <text:p>261.2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table:formula="of:=[.E122]-[.$G$109]" office:value-type="float" office:value="1.87272727272727" calcext:value-type="float">
            <text:p>1.87</text:p>
          </table:table-cell>
          <table:table-cell table:formula="of:=[.F122]-[.$H$109]" office:value-type="float" office:value="-0.859090909090909" calcext:value-type="float">
            <text:p>-0.86</text:p>
          </table:table-cell>
          <table:table-cell table:formula="of:=[.I122]*[.I122]" office:value-type="float" office:value="3.50710743801654" calcext:value-type="float">
            <text:p>3.51</text:p>
          </table:table-cell>
          <table:table-cell table:formula="of:=[.J122]*[.J122]" office:value-type="float" office:value="0.738037190082645" calcext:value-type="float">
            <text:p>0.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0.3" calcext:value-type="float">
            <text:p>260.3</text:p>
          </table:table-cell>
          <table:table-cell office:value-type="float" office:value="9.5" calcext:value-type="float">
            <text:p>9.5</text:p>
          </table:table-cell>
          <table:table-cell table:number-columns-repeated="2"/>
          <table:table-cell table:formula="of:=[.E123]-[.$G$109]" office:value-type="float" office:value="0.972727272727298" calcext:value-type="float">
            <text:p>0.97</text:p>
          </table:table-cell>
          <table:table-cell table:formula="of:=[.F123]-[.$H$109]" office:value-type="float" office:value="-0.459090909090909" calcext:value-type="float">
            <text:p>-0.46</text:p>
          </table:table-cell>
          <table:table-cell table:formula="of:=[.I123]*[.I123]" office:value-type="float" office:value="0.946198347107486" calcext:value-type="float">
            <text:p>0.95</text:p>
          </table:table-cell>
          <table:table-cell table:formula="of:=[.J123]*[.J123]" office:value-type="float" office:value="0.210764462809917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9.9" calcext:value-type="float">
            <text:p>9.9</text:p>
          </table:table-cell>
          <table:table-cell table:number-columns-repeated="2"/>
          <table:table-cell table:formula="of:=[.E124]-[.$G$109]" office:value-type="float" office:value="-0.327272727272714" calcext:value-type="float">
            <text:p>-0.33</text:p>
          </table:table-cell>
          <table:table-cell table:formula="of:=[.F124]-[.$H$109]" office:value-type="float" office:value="-0.0590909090909086" calcext:value-type="float">
            <text:p>-0.06</text:p>
          </table:table-cell>
          <table:table-cell table:formula="of:=[.I124]*[.I124]" office:value-type="float" office:value="0.10710743801652" calcext:value-type="float">
            <text:p>0.11</text:p>
          </table:table-cell>
          <table:table-cell table:formula="of:=[.J124]*[.J124]" office:value-type="float" office:value="0.00349173553719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9.1" calcext:value-type="float">
            <text:p>259.1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formula="of:=[.E125]-[.$G$109]" office:value-type="float" office:value="-0.227272727272691" calcext:value-type="float">
            <text:p>-0.23</text:p>
          </table:table-cell>
          <table:table-cell table:formula="of:=[.F125]-[.$H$109]" office:value-type="float" office:value="0.440909090909091" calcext:value-type="float">
            <text:p>0.44</text:p>
          </table:table-cell>
          <table:table-cell table:formula="of:=[.I125]*[.I125]" office:value-type="float" office:value="0.051652892561967" calcext:value-type="float">
            <text:p>0.05</text:p>
          </table:table-cell>
          <table:table-cell table:formula="of:=[.J125]*[.J125]" office:value-type="float" office:value="0.194400826446281" calcext:value-type="float">
            <text:p>0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0.5" calcext:value-type="float">
            <text:p>260.5</text:p>
          </table:table-cell>
          <table:table-cell office:value-type="float" office:value="9.4" calcext:value-type="float">
            <text:p>9.4</text:p>
          </table:table-cell>
          <table:table-cell table:number-columns-repeated="2"/>
          <table:table-cell table:formula="of:=[.E126]-[.$G$109]" office:value-type="float" office:value="1.17272727272729" calcext:value-type="float">
            <text:p>1.17</text:p>
          </table:table-cell>
          <table:table-cell table:formula="of:=[.F126]-[.$H$109]" office:value-type="float" office:value="-0.559090909090909" calcext:value-type="float">
            <text:p>-0.56</text:p>
          </table:table-cell>
          <table:table-cell table:formula="of:=[.I126]*[.I126]" office:value-type="float" office:value="1.37528925619838" calcext:value-type="float">
            <text:p>1.38</text:p>
          </table:table-cell>
          <table:table-cell table:formula="of:=[.J126]*[.J126]" office:value-type="float" office:value="0.312582644628099" calcext:value-type="float">
            <text:p>0.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8.3" calcext:value-type="float">
            <text:p>258.3</text:p>
          </table:table-cell>
          <table:table-cell office:value-type="float" office:value="10.7" calcext:value-type="float">
            <text:p>10.7</text:p>
          </table:table-cell>
          <table:table-cell table:number-columns-repeated="2"/>
          <table:table-cell table:formula="of:=[.E127]-[.$G$109]" office:value-type="float" office:value="-1.0272727272727" calcext:value-type="float">
            <text:p>-1.03</text:p>
          </table:table-cell>
          <table:table-cell table:formula="of:=[.F127]-[.$H$109]" office:value-type="float" office:value="0.74090909090909" calcext:value-type="float">
            <text:p>0.74</text:p>
          </table:table-cell>
          <table:table-cell table:formula="of:=[.I127]*[.I127]" office:value-type="float" office:value="1.0552892561983" calcext:value-type="float">
            <text:p>1.06</text:p>
          </table:table-cell>
          <table:table-cell table:formula="of:=[.J127]*[.J127]" office:value-type="float" office:value="0.548946280991735" calcext:value-type="float">
            <text:p>0.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6.8" calcext:value-type="float">
            <text:p>256.8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table:formula="of:=[.E128]-[.$G$109]" office:value-type="float" office:value="-2.5272727272727" calcext:value-type="float">
            <text:p>-2.53</text:p>
          </table:table-cell>
          <table:table-cell table:formula="of:=[.F128]-[.$H$109]" office:value-type="float" office:value="0.440909090909091" calcext:value-type="float">
            <text:p>0.44</text:p>
          </table:table-cell>
          <table:table-cell table:formula="of:=[.I128]*[.I128]" office:value-type="float" office:value="6.3871074380164" calcext:value-type="float">
            <text:p>6.39</text:p>
          </table:table-cell>
          <table:table-cell table:formula="of:=[.J128]*[.J128]" office:value-type="float" office:value="0.194400826446281" calcext:value-type="float">
            <text:p>0.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61.3" calcext:value-type="float">
            <text:p>261.3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table:formula="of:=[.E129]-[.$G$109]" office:value-type="float" office:value="1.9727272727273" calcext:value-type="float">
            <text:p>1.97</text:p>
          </table:table-cell>
          <table:table-cell table:formula="of:=[.F129]-[.$H$109]" office:value-type="float" office:value="-0.75909090909091" calcext:value-type="float">
            <text:p>-0.76</text:p>
          </table:table-cell>
          <table:table-cell table:formula="of:=[.I129]*[.I129]" office:value-type="float" office:value="3.89165289256208" calcext:value-type="float">
            <text:p>3.89</text:p>
          </table:table-cell>
          <table:table-cell table:formula="of:=[.J129]*[.J129]" office:value-type="float" office:value="0.576219008264464" calcext:value-type="float">
            <text:p>0.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59.3" calcext:value-type="float">
            <text:p>259.3</text:p>
          </table:table-cell>
          <table:table-cell office:value-type="float" office:value="9.9" calcext:value-type="float">
            <text:p>9.9</text:p>
          </table:table-cell>
          <table:table-cell table:number-columns-repeated="2"/>
          <table:table-cell table:formula="of:=[.E130]-[.$G$109]" office:value-type="float" office:value="-0.0272727272727025" calcext:value-type="float">
            <text:p>-0.03</text:p>
          </table:table-cell>
          <table:table-cell table:formula="of:=[.F130]-[.$H$109]" office:value-type="float" office:value="-0.0590909090909086" calcext:value-type="float">
            <text:p>-0.06</text:p>
          </table:table-cell>
          <table:table-cell table:formula="of:=[.I130]*[.I130]" office:value-type="float" office:value="0.000743801652891209" calcext:value-type="float">
            <text:p>0.00</text:p>
          </table:table-cell>
          <table:table-cell table:formula="of:=[.J130]*[.J130]" office:value-type="float" office:value="0.00349173553719003" calcext:value-type="float">
            <text:p>0.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5"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5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style-name="Default"/>
          <table:table-cell table:style-name="ce16" office:value-type="string" calcext:value-type="string">
            <text:p>T [us]</text:p>
          </table:table-cell>
          <table:table-cell table:style-name="ce23" office:value-type="string" calcext:value-type="string">
            <text:p>U [V]</text:p>
          </table:table-cell>
          <table:table-cell table:style-name="ce23" office:value-type="string" calcext:value-type="string">
            <text:p>T+2s</text:p>
          </table:table-cell>
          <table:table-cell table:style-name="ce23" office:value-type="string" calcext:value-type="string">
            <text:p>U+2s</text:p>
          </table:table-cell>
          <table:table-cell table:style-name="ce23" office:value-type="string" calcext:value-type="string">
            <text:p>T-2s</text:p>
          </table:table-cell>
          <table:table-cell table:style-name="ce23" office:value-type="string" calcext:value-type="string">
            <text:p>U-2s</text:p>
          </table:table-cell>
          <table:table-cell table:style-name="ce27" office:value-type="string" calcext:value-type="string">
            <text:p>U s</text:p>
          </table:table-cell>
          <table:table-cell table:style-name="ce29" office:value-type="string" calcext:value-type="string">
            <text:p>T s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7" table:formula="of:=[.H28]" office:value-type="float" office:value="2.18695652173913" calcext:value-type="float">
            <text:p>2.19</text:p>
          </table:table-cell>
          <table:table-cell table:style-name="ce24" table:formula="of:=[.G28]" office:value-type="float" office:value="317.913043478261" calcext:value-type="float">
            <text:p>317.91</text:p>
          </table:table-cell>
          <table:table-cell table:formula="of:=[.H134]+2*[.O134]" office:value-type="float" office:value="2.46529149210977" calcext:value-type="float">
            <text:p>2.47</text:p>
          </table:table-cell>
          <table:table-cell table:style-name="ce20" table:formula="of:=[.I134]+2*[.N134]" office:value-type="float" office:value="322.742613136419" calcext:value-type="float">
            <text:p>322.74</text:p>
          </table:table-cell>
          <table:table-cell table:style-name="ce20" table:formula="of:=[.H134]-2*[.O134]" office:value-type="float" office:value="1.90862155136849" calcext:value-type="float">
            <text:p>1.91</text:p>
          </table:table-cell>
          <table:table-cell table:style-name="ce20" table:formula="of:=[.I134]-2*[.N134]" office:value-type="float" office:value="313.083473820103" calcext:value-type="float">
            <text:p>313.08</text:p>
          </table:table-cell>
          <table:table-cell table:style-name="ce20" table:formula="of:=[.M31]" office:value-type="float" office:value="2.41478482907918" calcext:value-type="float">
            <text:p>2.41</text:p>
          </table:table-cell>
          <table:table-cell table:style-name="ce30" table:formula="of:=[.N31]" office:value-type="float" office:value="0.13916748518532" calcext:value-type="float">
            <text:p>0.14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8" table:formula="of:=[.H52]" office:value-type="float" office:value="4.264" calcext:value-type="float">
            <text:p>4.26</text:p>
          </table:table-cell>
          <table:table-cell table:style-name="ce25" table:formula="of:=[.G52]" office:value-type="float" office:value="284.18" calcext:value-type="float">
            <text:p>284.18</text:p>
          </table:table-cell>
          <table:table-cell table:style-name="ce60" table:formula="of:=[.H135]+2*[.O135]" office:value-type="float" office:value="4.65078159211627" calcext:value-type="float">
            <text:p>4.65</text:p>
          </table:table-cell>
          <table:table-cell table:style-name="ce60" table:formula="of:=[.I135]+2*[.N135]" office:value-type="float" office:value="287.533108010985" calcext:value-type="float">
            <text:p>287.53</text:p>
          </table:table-cell>
          <table:table-cell table:style-name="ce60" table:formula="of:=[.H135]-2*[.O135]" office:value-type="float" office:value="3.87721840788373" calcext:value-type="float">
            <text:p>3.88</text:p>
          </table:table-cell>
          <table:table-cell table:style-name="ce60" table:formula="of:=[.I135]-2*[.N135]" office:value-type="float" office:value="280.826891989015" calcext:value-type="float">
            <text:p>280.83</text:p>
          </table:table-cell>
          <table:table-cell table:style-name="ce21" table:formula="of:=[.M54]" office:value-type="float" office:value="1.67655400549262" calcext:value-type="float">
            <text:p>1.68</text:p>
          </table:table-cell>
          <table:table-cell table:style-name="ce31" table:formula="of:=[.N54]" office:value-type="float" office:value="0.193390796058137" calcext:value-type="float">
            <text:p>0.19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7" table:formula="of:=[.H78]" office:value-type="float" office:value="6.95625" calcext:value-type="float">
            <text:p>6.96</text:p>
          </table:table-cell>
          <table:table-cell table:style-name="ce24" table:formula="of:=[.G78]" office:value-type="float" office:value="267.85625" calcext:value-type="float">
            <text:p>267.86</text:p>
          </table:table-cell>
          <table:table-cell table:formula="of:=[.H136]+2*[.O136]" office:value-type="float" office:value="8.10856650744634" calcext:value-type="float">
            <text:p>8.11</text:p>
          </table:table-cell>
          <table:table-cell table:style-name="ce20" table:formula="of:=[.I136]+2*[.N136]" office:value-type="float" office:value="273.579637691452" calcext:value-type="float">
            <text:p>273.58</text:p>
          </table:table-cell>
          <table:table-cell table:style-name="ce20" table:formula="of:=[.H136]-2*[.O136]" office:value-type="float" office:value="5.80393349255366" calcext:value-type="float">
            <text:p>5.80</text:p>
          </table:table-cell>
          <table:table-cell table:style-name="ce20" table:formula="of:=[.I136]-2*[.N136]" office:value-type="float" office:value="262.132862308548" calcext:value-type="float">
            <text:p>262.13</text:p>
          </table:table-cell>
          <table:table-cell table:style-name="ce20" table:formula="of:=[.M80]" office:value-type="float" office:value="2.86169384572611" calcext:value-type="float">
            <text:p>2.86</text:p>
          </table:table-cell>
          <table:table-cell table:style-name="ce30" table:formula="of:=[.N80]" office:value-type="float" office:value="0.576158253723171" calcext:value-type="float">
            <text:p>0.58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8" table:formula="of:=[.H94]" office:value-type="float" office:value="7.97333333333333" calcext:value-type="float">
            <text:p>7.97</text:p>
          </table:table-cell>
          <table:table-cell table:style-name="ce25" table:formula="of:=[.G94]" office:value-type="float" office:value="264.933333333333" calcext:value-type="float">
            <text:p>264.93</text:p>
          </table:table-cell>
          <table:table-cell table:style-name="ce60" table:formula="of:=[.H137]+2*[.O137]" office:value-type="float" office:value="9.68458461598616" calcext:value-type="float">
            <text:p>9.68</text:p>
          </table:table-cell>
          <table:table-cell table:style-name="ce60" table:formula="of:=[.I137]+2*[.N137]" office:value-type="float" office:value="271.186408767146" calcext:value-type="float">
            <text:p>271.19</text:p>
          </table:table-cell>
          <table:table-cell table:style-name="ce60" table:formula="of:=[.H137]-2*[.O137]" office:value-type="float" office:value="6.2620820506805" calcext:value-type="float">
            <text:p>6.26</text:p>
          </table:table-cell>
          <table:table-cell table:style-name="ce60" table:formula="of:=[.I137]-2*[.N137]" office:value-type="float" office:value="258.68025789952" calcext:value-type="float">
            <text:p>258.68</text:p>
          </table:table-cell>
          <table:table-cell table:style-name="ce21" table:formula="of:=[.M96]" office:value-type="float" office:value="3.12653771690637" calcext:value-type="float">
            <text:p>3.13</text:p>
          </table:table-cell>
          <table:table-cell table:style-name="ce31" table:formula="of:=[.N96]" office:value-type="float" office:value="0.855625641326414" calcext:value-type="float">
            <text:p>0.86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9" table:formula="of:=[.H109]" office:value-type="float" office:value="9.95909090909091" calcext:value-type="float">
            <text:p>9.96</text:p>
          </table:table-cell>
          <table:table-cell table:style-name="ce26" table:formula="of:=[.G109]" office:value-type="float" office:value="259.327272727273" calcext:value-type="float">
            <text:p>259.33</text:p>
          </table:table-cell>
          <table:table-cell table:style-name="ce26" table:formula="of:=[.H138]+2*[.O138]" office:value-type="float" office:value="11.437389919903" calcext:value-type="float">
            <text:p>11.44</text:p>
          </table:table-cell>
          <table:table-cell table:style-name="ce26" table:formula="of:=[.I138]+2*[.N138]" office:value-type="float" office:value="262.474565936597" calcext:value-type="float">
            <text:p>262.47</text:p>
          </table:table-cell>
          <table:table-cell table:style-name="ce26" table:formula="of:=[.H138]-2*[.O138]" office:value-type="float" office:value="8.48079189827883" calcext:value-type="float">
            <text:p>8.48</text:p>
          </table:table-cell>
          <table:table-cell table:style-name="ce26" table:formula="of:=[.I138]-2*[.N138]" office:value-type="float" office:value="256.179979517949" calcext:value-type="float">
            <text:p>256.18</text:p>
          </table:table-cell>
          <table:table-cell table:style-name="ce26" table:formula="of:=[.M112]" office:value-type="float" office:value="1.5736466046618" calcext:value-type="float">
            <text:p>1.57</text:p>
          </table:table-cell>
          <table:table-cell table:style-name="ce32" table:formula="of:=[.N112]" office:value-type="float" office:value="0.739149505406039" calcext:value-type="float">
            <text:p>0.74</text:p>
          </table:table-cell>
          <table:table-cell/>
        </table:table-row>
        <table:table-row table:style-name="ro1" table:number-rows-repeated="10">
          <table:table-cell table:number-columns-repeated="4"/>
          <table:table-cell table:style-name="ce1" table:number-columns-repeated="2"/>
          <table:table-cell table:style-name="ce15" table:number-columns-repeated="4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1" table:number-columns-repeated="6"/>
          <table:table-cell table:style-name="Default" table:number-columns-repeated="4"/>
          <table:table-cell table:number-columns-repeated="2"/>
        </table:table-row>
        <table:table-row table:style-name="ro1" table:number-rows-repeated="11">
          <table:table-cell table:number-columns-repeated="4"/>
          <table:table-cell table:style-name="ce1"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style-name="Default" table:number-columns-repeated="7"/>
          <table:table-cell table:style-name="ce2" office:value-type="percentage" office:value="0.5" calcext:value-type="percentage">
            <text:p>50%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2" office:value-type="percentage" office:value="0" calcext:value-type="percentage">
            <text:p>0%</text:p>
          </table:table-cell>
        </table:table-row>
        <table:table-row table:style-name="ro1" table:number-rows-repeated="10">
          <table:table-cell table:number-columns-repeated="4"/>
          <table:table-cell table:style-name="ce1"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style-name="Default" table:number-columns-repeated="8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21:35:54.8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2:49:21.653000000</meta:creation-date>
    <meta:generator>LibreOffice/24.2.5.2$Windows_X86_64 LibreOffice_project/bffef4ea93e59bebbeaf7f431bb02b1a39ee8a59</meta:generator>
    <dc:date>2024-08-22T21:53:40.561000000</dc:date>
    <meta:editing-duration>PT3H42M23S</meta:editing-duration>
    <meta:editing-cycles>95</meta:editing-cycles>
    <meta:document-statistic meta:table-count="2" meta:cell-count="77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5cm" chart:symbol-height="0.5cm" chart:link-data-style-to-source="true"/>
      <style:graphic-properties draw:stroke="none" svg:stroke-width="0.08cm" svg:stroke-color="#004586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5cm" chart:symbol-height="0.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454cm" style:legend-expansion="high" chart:style-name="ch2"/>
        <chart:plot-area chart:style-name="ch3" table:cell-range-address="Sheet1.D4:Sheet1.H15" chart:data-source-has-labels="both" svg:x="0.32cm" svg:y="0.18cm" svg:width="11.767cm" svg:height="8.64cm">
          <chart:coordinate-region svg:x="1.444cm" svg:y="0.38cm" svg:width="10.55cm" svg:height="7.793cm"/>
          <chart:axis chart:dimension="x" chart:name="primary-x" chart:style-name="ch4" chartooo:axis-type="auto">
            <chartooo:date-scale/>
            <chart:categories table:cell-range-address="Sheet1.D5:Sheet1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15" chart:label-cell-address="Sheet1.E4:Sheet1.E4" chart:class="chart:line">
            <chart:data-point chart:repeated="11"/>
          </chart:series>
          <chart:series chart:style-name="ch8" chart:values-cell-range-address="Sheet1.F5:Sheet1.F15" chart:label-cell-address="Sheet1.F4:Sheet1.F4" chart:class="chart:line">
            <chart:data-point chart:repeated="11"/>
          </chart:series>
          <chart:series chart:style-name="ch9" chart:values-cell-range-address="Sheet1.G5:Sheet1.G15" chart:label-cell-address="Sheet1.G4:Sheet1.G4" chart:class="chart:line">
            <chart:data-point chart:repeated="11"/>
          </chart:series>
          <chart:series chart:style-name="ch10" chart:values-cell-range-address="Sheet1.H5:Sheet1.H15" chart:label-cell-address="Sheet1.H4:Sheet1.H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 izolatorze</text:p>
                <draw:g>
                  <svg:desc>Sheet1.E4:Sheet1.E4</svg:desc>
                </draw:g>
              </table:table-cell>
              <table:table-cell office:value-type="string">
                <text:p>na elektrodach</text:p>
                <draw:g>
                  <svg:desc>Sheet1.F4:Sheet1.F4</svg:desc>
                </draw:g>
              </table:table-cell>
              <table:table-cell office:value-type="string">
                <text:p>.</text:p>
                <draw:g>
                  <svg:desc>Sheet1.G4:Sheet1.G4</svg:desc>
                </draw:g>
              </table:table-cell>
              <table:table-cell office:value-type="string">
                <text:p>.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5:Sheet1.D15</svg:desc>
                </draw:g>
              </table:table-cell>
              <table:table-cell office:value-type="float" office:value="1">
                <text:p>1</text:p>
                <draw:g>
                  <svg:desc>Sheet1.E5:Sheet1.E15</svg:desc>
                </draw:g>
              </table:table-cell>
              <table:table-cell office:value-type="float" office:value="0">
                <text:p>0</text:p>
                <draw:g>
                  <svg:desc>Sheet1.F5:Sheet1.F15</svg:desc>
                </draw:g>
              </table:table-cell>
              <table:table-cell office:value-type="float" office:value="1">
                <text:p>1</text:p>
                <draw:g>
                  <svg:desc>Sheet1.G5:Sheet1.G15</svg:desc>
                </draw:g>
              </table:table-cell>
              <table:table-cell office:value-type="float" office:value="0">
                <text:p>0</text:p>
                <draw:g>
                  <svg:desc>Sheet1.H5:Sheet1.H15</svg:desc>
                </draw:g>
              </table:table-cell>
            </table:table-row>
            <table:table-row>
              <table:table-cell office:value-type="string">
                <text:p>9,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,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,5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  <table:table-cell office:value-type="float" office:value="0.97">
                <text:p>0.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,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,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,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1cm" xlink:href=".." xlink:type="simple" chart:class="chart:scatter" chart:style-name="ch1">
        <chart:title svg:x="5.438cm" svg:y="0.316cm" chart:style-name="ch2">
          <text:p>charakterystyka udarowa</text:p>
        </chart:title>
        <chart:plot-area chart:style-name="ch3" table:cell-range-address="Sheet1.H134:Sheet1.I138" svg:x="1.331cm" svg:y="1.275cm" svg:width="14.366cm" svg:height="6.574cm">
          <chart:coordinate-region svg:x="2.614cm" svg:y="1.474cm" svg:width="12.658cm" svg:height="5.728cm"/>
          <chart:axis chart:dimension="x" chart:name="primary-x" chart:style-name="ch4">
            <chart:title svg:x="8.033cm" svg:y="8.029cm" chart:style-name="ch5">
              <text:p>tp [us]</text:p>
            </chart:title>
          </chart:axis>
          <chart:axis chart:dimension="y" chart:name="primary-y" chart:style-name="ch6">
            <chart:title svg:x="0.451cm" svg:y="5.056cm" chart:style-name="ch7">
              <text:p>Up [V]</text:p>
            </chart:title>
            <chart:grid chart:style-name="ch8" chart:class="major"/>
          </chart:axis>
          <chart:series chart:style-name="ch9" chart:values-cell-range-address="Sheet1.I134:Sheet1.I138" chart:class="chart:scatter">
            <chart:domain table:cell-range-address="Sheet1.H134:Sheet1.H13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695652173913">
                <text:p>2.18695652173913</text:p>
                <draw:g>
                  <svg:desc>Sheet1.H134:Sheet1.H138</svg:desc>
                </draw:g>
              </table:table-cell>
              <table:table-cell office:value-type="float" office:value="317.913043478261">
                <text:p>317.913043478261</text:p>
                <draw:g>
                  <svg:desc>Sheet1.I134:Sheet1.I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64">
                <text:p>4.264</text:p>
              </table:table-cell>
              <table:table-cell office:value-type="float" office:value="284.18">
                <text:p>284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5625">
                <text:p>6.95625</text:p>
              </table:table-cell>
              <table:table-cell office:value-type="float" office:value="267.85625">
                <text:p>267.8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7333333333333">
                <text:p>7.97333333333333</text:p>
              </table:table-cell>
              <table:table-cell office:value-type="float" office:value="264.933333333333">
                <text:p>264.9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5909090909091">
                <text:p>9.95909090909091</text:p>
              </table:table-cell>
              <table:table-cell office:value-type="float" office:value="259.327272727273">
                <text:p>259.32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074cm" xlink:href=".." xlink:type="simple" chart:class="chart:scatter" chart:style-name="ch1">
        <chart:title svg:x="5.43cm" svg:y="0.377cm" chart:style-name="ch2">
          <text:p>charakterystyka udarowa</text:p>
        </chart:title>
        <chart:legend chart:legend-position="end" svg:x="13.783cm" svg:y="5.24cm" style:legend-expansion="high" chart:style-name="ch3"/>
        <chart:plot-area chart:style-name="ch4" table:cell-range-address="Sheet1.H133:Sheet1.H138 Sheet1.O133:Sheet1.O133 Sheet1.N163:Sheet1.P163 Sheet1.I134:Sheet1.I138 Sheet1.K134:Sheet1.K138 Sheet1.M134:Sheet1.M138" chart:data-source-has-labels="row" svg:x="1.331cm" svg:y="1.397cm" svg:width="12.132cm" svg:height="9.455cm">
          <chart:coordinate-region svg:x="2.614cm" svg:y="1.596cm" svg:width="10.424cm" svg:height="8.609cm"/>
          <chart:axis chart:dimension="x" chart:name="primary-x" chart:style-name="ch5">
            <chart:title svg:x="6.943cm" svg:y="11.093cm" chart:style-name="ch6">
              <text:p>T [us]</text:p>
            </chart:title>
          </chart:axis>
          <chart:axis chart:dimension="y" chart:name="primary-y" chart:style-name="ch7">
            <chart:title svg:x="0.451cm" svg:y="6.578cm" chart:style-name="ch8">
              <text:p>Up[V]</text:p>
            </chart:title>
            <chart:grid chart:style-name="ch9" chart:class="major"/>
          </chart:axis>
          <chart:series chart:style-name="ch10" chart:values-cell-range-address="Sheet1.I134:Sheet1.I138" chart:label-cell-address="Sheet1.N163:Sheet1.N163" chart:class="chart:scatter">
            <chart:domain table:cell-range-address="Sheet1.H134:Sheet1.H138 Sheet1.O133:Sheet1.O133"/>
            <chart:data-point chart:repeated="6"/>
          </chart:series>
          <chart:series chart:style-name="ch11" chart:values-cell-range-address="Sheet1.K134:Sheet1.K138" chart:label-cell-address="Sheet1.O163:Sheet1.O163" chart:class="chart:scatter">
            <chart:domain table:cell-range-address="Sheet1.J134:Sheet1.J138"/>
            <chart:data-point chart:repeated="5"/>
          </chart:series>
          <chart:series chart:style-name="ch12" chart:values-cell-range-address="Sheet1.M134:Sheet1.M138" chart:label-cell-address="Sheet1.P163:Sheet1.P163" chart:class="chart:scatter">
            <chart:domain table:cell-range-address="Sheet1.L134:Sheet1.L138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 Column O</text:p>
              </table:table-cell>
              <table:table-cell office:value-type="string">
                <text:p>50%</text:p>
                <draw:g>
                  <svg:desc>Sheet1.N163:Sheet1.N16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100%</text:p>
                <draw:g>
                  <svg:desc>Sheet1.O163:Sheet1.O16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0%</text:p>
                <draw:g>
                  <svg:desc>Sheet1.P163:Sheet1.P1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695652173913">
                <text:p>2.18695652173913</text:p>
                <draw:g>
                  <svg:desc>Sheet1.H134:Sheet1.H138 Sheet1.O133:Sheet1.O133</svg:desc>
                </draw:g>
              </table:table-cell>
              <table:table-cell office:value-type="float" office:value="317.913043478261">
                <text:p>317.913043478261</text:p>
                <draw:g>
                  <svg:desc>Sheet1.I134:Sheet1.I138</svg:desc>
                </draw:g>
              </table:table-cell>
              <table:table-cell office:value-type="float" office:value="2.46529149210977">
                <text:p>2.46529149210977</text:p>
                <draw:g>
                  <svg:desc>Sheet1.J134:Sheet1.J138</svg:desc>
                </draw:g>
              </table:table-cell>
              <table:table-cell office:value-type="float" office:value="322.742613136419">
                <text:p>322.742613136419</text:p>
                <draw:g>
                  <svg:desc>Sheet1.K134:Sheet1.K138</svg:desc>
                </draw:g>
              </table:table-cell>
              <table:table-cell office:value-type="float" office:value="1.90862155136849">
                <text:p>1.90862155136849</text:p>
                <draw:g>
                  <svg:desc>Sheet1.L134:Sheet1.L138</svg:desc>
                </draw:g>
              </table:table-cell>
              <table:table-cell office:value-type="float" office:value="313.083473820103">
                <text:p>313.083473820103</text:p>
                <draw:g>
                  <svg:desc>Sheet1.M134:Sheet1.M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64">
                <text:p>4.264</text:p>
              </table:table-cell>
              <table:table-cell office:value-type="float" office:value="284.18">
                <text:p>284.18</text:p>
              </table:table-cell>
              <table:table-cell office:value-type="float" office:value="4.65078159211627">
                <text:p>4.65078159211627</text:p>
              </table:table-cell>
              <table:table-cell office:value-type="float" office:value="287.533108010985">
                <text:p>287.533108010985</text:p>
              </table:table-cell>
              <table:table-cell office:value-type="float" office:value="3.87721840788373">
                <text:p>3.87721840788373</text:p>
              </table:table-cell>
              <table:table-cell office:value-type="float" office:value="280.826891989015">
                <text:p>280.826891989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95625">
                <text:p>6.95625</text:p>
              </table:table-cell>
              <table:table-cell office:value-type="float" office:value="267.85625">
                <text:p>267.85625</text:p>
              </table:table-cell>
              <table:table-cell office:value-type="float" office:value="8.10856650744634">
                <text:p>8.10856650744634</text:p>
              </table:table-cell>
              <table:table-cell office:value-type="float" office:value="273.579637691452">
                <text:p>273.579637691452</text:p>
              </table:table-cell>
              <table:table-cell office:value-type="float" office:value="5.80393349255366">
                <text:p>5.80393349255366</text:p>
              </table:table-cell>
              <table:table-cell office:value-type="float" office:value="262.132862308548">
                <text:p>262.132862308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7333333333333">
                <text:p>7.97333333333333</text:p>
              </table:table-cell>
              <table:table-cell office:value-type="float" office:value="264.933333333333">
                <text:p>264.933333333333</text:p>
              </table:table-cell>
              <table:table-cell office:value-type="float" office:value="9.68458461598616">
                <text:p>9.68458461598616</text:p>
              </table:table-cell>
              <table:table-cell office:value-type="float" office:value="271.186408767146">
                <text:p>271.186408767146</text:p>
              </table:table-cell>
              <table:table-cell office:value-type="float" office:value="6.2620820506805">
                <text:p>6.2620820506805</text:p>
              </table:table-cell>
              <table:table-cell office:value-type="float" office:value="258.68025789952">
                <text:p>258.68025789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5909090909091">
                <text:p>9.95909090909091</text:p>
              </table:table-cell>
              <table:table-cell office:value-type="float" office:value="259.327272727273">
                <text:p>259.327272727273</text:p>
              </table:table-cell>
              <table:table-cell office:value-type="float" office:value="11.437389919903">
                <text:p>11.437389919903</text:p>
              </table:table-cell>
              <table:table-cell office:value-type="float" office:value="262.474565936597">
                <text:p>262.474565936597</text:p>
              </table:table-cell>
              <table:table-cell office:value-type="float" office:value="8.48079189827883">
                <text:p>8.48079189827883</text:p>
              </table:table-cell>
              <table:table-cell office:value-type="float" office:value="256.179979517949">
                <text:p>256.179979517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